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RANSMIT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5462935" calcext:value-type="float">
            <text:p>5.46E+06</text:p>
          </table:table-cell>
          <table:table-cell table:formula="of:=[.A1]/1000" office:value-type="float" office:value="5462.935" calcext:value-type="float">
            <text:p>5462.935</text:p>
          </table:table-cell>
          <table:table-cell/>
        </table:table-row>
        <table:table-row table:style-name="ro1">
          <table:table-cell office:value-type="float" office:value="5460914" calcext:value-type="float">
            <text:p>5.46E+06</text:p>
          </table:table-cell>
          <table:table-cell table:formula="of:=[.A2]/1000" office:value-type="float" office:value="5460.914" calcext:value-type="float">
            <text:p>5460.914</text:p>
          </table:table-cell>
          <table:table-cell/>
        </table:table-row>
        <table:table-row table:style-name="ro1">
          <table:table-cell office:value-type="float" office:value="5463619" calcext:value-type="float">
            <text:p>5.46E+06</text:p>
          </table:table-cell>
          <table:table-cell table:formula="of:=[.A3]/1000" office:value-type="float" office:value="5463.619" calcext:value-type="float">
            <text:p>5463.619</text:p>
          </table:table-cell>
          <table:table-cell/>
        </table:table-row>
        <table:table-row table:style-name="ro1">
          <table:table-cell office:value-type="float" office:value="5464265" calcext:value-type="float">
            <text:p>5.46E+06</text:p>
          </table:table-cell>
          <table:table-cell table:formula="of:=[.A4]/1000" office:value-type="float" office:value="5464.265" calcext:value-type="float">
            <text:p>5464.265</text:p>
          </table:table-cell>
          <table:table-cell/>
        </table:table-row>
        <table:table-row table:style-name="ro1">
          <table:table-cell office:value-type="float" office:value="5463810" calcext:value-type="float">
            <text:p>5.46E+06</text:p>
          </table:table-cell>
          <table:table-cell table:formula="of:=[.A5]/1000" office:value-type="float" office:value="5463.81" calcext:value-type="float">
            <text:p>5463.81</text:p>
          </table:table-cell>
          <table:table-cell/>
        </table:table-row>
        <table:table-row table:style-name="ro1">
          <table:table-cell office:value-type="float" office:value="5461229" calcext:value-type="float">
            <text:p>5.46E+06</text:p>
          </table:table-cell>
          <table:table-cell table:formula="of:=[.A6]/1000" office:value-type="float" office:value="5461.229" calcext:value-type="float">
            <text:p>5461.229</text:p>
          </table:table-cell>
          <table:table-cell/>
        </table:table-row>
        <table:table-row table:style-name="ro1">
          <table:table-cell office:value-type="float" office:value="5464214" calcext:value-type="float">
            <text:p>5.46E+06</text:p>
          </table:table-cell>
          <table:table-cell table:formula="of:=[.A7]/1000" office:value-type="float" office:value="5464.214" calcext:value-type="float">
            <text:p>5464.214</text:p>
          </table:table-cell>
          <table:table-cell/>
        </table:table-row>
        <table:table-row table:style-name="ro1">
          <table:table-cell office:value-type="float" office:value="5465162" calcext:value-type="float">
            <text:p>5.47E+06</text:p>
          </table:table-cell>
          <table:table-cell table:formula="of:=[.A8]/1000" office:value-type="float" office:value="5465.162" calcext:value-type="float">
            <text:p>5465.162</text:p>
          </table:table-cell>
          <table:table-cell/>
        </table:table-row>
        <table:table-row table:style-name="ro1">
          <table:table-cell office:value-type="float" office:value="5470717" calcext:value-type="float">
            <text:p>5.47E+06</text:p>
          </table:table-cell>
          <table:table-cell table:formula="of:=[.A9]/1000" office:value-type="float" office:value="5470.717" calcext:value-type="float">
            <text:p>5470.717</text:p>
          </table:table-cell>
          <table:table-cell/>
        </table:table-row>
        <table:table-row table:style-name="ro1">
          <table:table-cell office:value-type="float" office:value="5464246" calcext:value-type="float">
            <text:p>5.46E+06</text:p>
          </table:table-cell>
          <table:table-cell table:formula="of:=[.A10]/1000" office:value-type="float" office:value="5464.246" calcext:value-type="float">
            <text:p>5464.246</text:p>
          </table:table-cell>
          <table:table-cell/>
        </table:table-row>
        <table:table-row table:style-name="ro1">
          <table:table-cell office:value-type="float" office:value="5467913" calcext:value-type="float">
            <text:p>5.47E+06</text:p>
          </table:table-cell>
          <table:table-cell table:formula="of:=[.A11]/1000" office:value-type="float" office:value="5467.913" calcext:value-type="float">
            <text:p>5467.913</text:p>
          </table:table-cell>
          <table:table-cell/>
        </table:table-row>
        <table:table-row table:style-name="ro1">
          <table:table-cell office:value-type="float" office:value="5465049" calcext:value-type="float">
            <text:p>5.47E+06</text:p>
          </table:table-cell>
          <table:table-cell table:formula="of:=[.A12]/1000" office:value-type="float" office:value="5465.049" calcext:value-type="float">
            <text:p>5465.049</text:p>
          </table:table-cell>
          <table:table-cell/>
        </table:table-row>
        <table:table-row table:style-name="ro1">
          <table:table-cell office:value-type="float" office:value="5461541" calcext:value-type="float">
            <text:p>5.46E+06</text:p>
          </table:table-cell>
          <table:table-cell table:formula="of:=[.A13]/1000" office:value-type="float" office:value="5461.541" calcext:value-type="float">
            <text:p>5461.541</text:p>
          </table:table-cell>
          <table:table-cell/>
        </table:table-row>
        <table:table-row table:style-name="ro1">
          <table:table-cell office:value-type="float" office:value="5464996" calcext:value-type="float">
            <text:p>5.46E+06</text:p>
          </table:table-cell>
          <table:table-cell table:formula="of:=[.A14]/1000" office:value-type="float" office:value="5464.996" calcext:value-type="float">
            <text:p>5464.996</text:p>
          </table:table-cell>
          <table:table-cell/>
        </table:table-row>
        <table:table-row table:style-name="ro1">
          <table:table-cell office:value-type="float" office:value="5458025" calcext:value-type="float">
            <text:p>5.46E+06</text:p>
          </table:table-cell>
          <table:table-cell table:formula="of:=[.A15]/1000" office:value-type="float" office:value="5458.025" calcext:value-type="float">
            <text:p>5458.025</text:p>
          </table:table-cell>
          <table:table-cell/>
        </table:table-row>
        <table:table-row table:style-name="ro1">
          <table:table-cell office:value-type="float" office:value="5463719" calcext:value-type="float">
            <text:p>5.46E+06</text:p>
          </table:table-cell>
          <table:table-cell table:formula="of:=[.A16]/1000" office:value-type="float" office:value="5463.719" calcext:value-type="float">
            <text:p>5463.719</text:p>
          </table:table-cell>
          <table:table-cell/>
        </table:table-row>
        <table:table-row table:style-name="ro1">
          <table:table-cell office:value-type="float" office:value="5470095" calcext:value-type="float">
            <text:p>5.47E+06</text:p>
          </table:table-cell>
          <table:table-cell table:formula="of:=[.A17]/1000" office:value-type="float" office:value="5470.095" calcext:value-type="float">
            <text:p>5470.095</text:p>
          </table:table-cell>
          <table:table-cell/>
        </table:table-row>
        <table:table-row table:style-name="ro1">
          <table:table-cell office:value-type="float" office:value="5462070" calcext:value-type="float">
            <text:p>5.46E+06</text:p>
          </table:table-cell>
          <table:table-cell table:formula="of:=[.A18]/1000" office:value-type="float" office:value="5462.07" calcext:value-type="float">
            <text:p>5462.07</text:p>
          </table:table-cell>
          <table:table-cell/>
        </table:table-row>
        <table:table-row table:style-name="ro1">
          <table:table-cell office:value-type="float" office:value="5459399" calcext:value-type="float">
            <text:p>5.46E+06</text:p>
          </table:table-cell>
          <table:table-cell table:formula="of:=[.A19]/1000" office:value-type="float" office:value="5459.399" calcext:value-type="float">
            <text:p>5459.399</text:p>
          </table:table-cell>
          <table:table-cell/>
        </table:table-row>
        <table:table-row table:style-name="ro1">
          <table:table-cell office:value-type="float" office:value="5466033" calcext:value-type="float">
            <text:p>5.47E+06</text:p>
          </table:table-cell>
          <table:table-cell table:formula="of:=[.A20]/1000" office:value-type="float" office:value="5466.033" calcext:value-type="float">
            <text:p>5466.033</text:p>
          </table:table-cell>
          <table:table-cell/>
        </table:table-row>
        <table:table-row table:style-name="ro1">
          <table:table-cell office:value-type="float" office:value="5467079" calcext:value-type="float">
            <text:p>5.47E+06</text:p>
          </table:table-cell>
          <table:table-cell table:formula="of:=[.A21]/1000" office:value-type="float" office:value="5467.079" calcext:value-type="float">
            <text:p>5467.079</text:p>
          </table:table-cell>
          <table:table-cell/>
        </table:table-row>
        <table:table-row table:style-name="ro1">
          <table:table-cell office:value-type="float" office:value="5459755" calcext:value-type="float">
            <text:p>5.46E+06</text:p>
          </table:table-cell>
          <table:table-cell table:formula="of:=[.A22]/1000" office:value-type="float" office:value="5459.755" calcext:value-type="float">
            <text:p>5459.755</text:p>
          </table:table-cell>
          <table:table-cell/>
        </table:table-row>
        <table:table-row table:style-name="ro1">
          <table:table-cell office:value-type="float" office:value="5460931" calcext:value-type="float">
            <text:p>5.46E+06</text:p>
          </table:table-cell>
          <table:table-cell table:formula="of:=[.A23]/1000" office:value-type="float" office:value="5460.931" calcext:value-type="float">
            <text:p>5460.931</text:p>
          </table:table-cell>
          <table:table-cell/>
        </table:table-row>
        <table:table-row table:style-name="ro1">
          <table:table-cell office:value-type="float" office:value="5466073" calcext:value-type="float">
            <text:p>5.47E+06</text:p>
          </table:table-cell>
          <table:table-cell table:formula="of:=[.A24]/1000" office:value-type="float" office:value="5466.073" calcext:value-type="float">
            <text:p>5466.073</text:p>
          </table:table-cell>
          <table:table-cell/>
        </table:table-row>
        <table:table-row table:style-name="ro1">
          <table:table-cell office:value-type="float" office:value="5466259" calcext:value-type="float">
            <text:p>5.47E+06</text:p>
          </table:table-cell>
          <table:table-cell table:formula="of:=[.A25]/1000" office:value-type="float" office:value="5466.259" calcext:value-type="float">
            <text:p>5466.259</text:p>
          </table:table-cell>
          <table:table-cell/>
        </table:table-row>
        <table:table-row table:style-name="ro1">
          <table:table-cell office:value-type="float" office:value="5463982" calcext:value-type="float">
            <text:p>5.46E+06</text:p>
          </table:table-cell>
          <table:table-cell table:formula="of:=[.A26]/1000" office:value-type="float" office:value="5463.982" calcext:value-type="float">
            <text:p>5463.982</text:p>
          </table:table-cell>
          <table:table-cell/>
        </table:table-row>
        <table:table-row table:style-name="ro1">
          <table:table-cell office:value-type="float" office:value="5467079" calcext:value-type="float">
            <text:p>5.47E+06</text:p>
          </table:table-cell>
          <table:table-cell table:formula="of:=[.A27]/1000" office:value-type="float" office:value="5467.079" calcext:value-type="float">
            <text:p>5467.079</text:p>
          </table:table-cell>
          <table:table-cell/>
        </table:table-row>
        <table:table-row table:style-name="ro1">
          <table:table-cell office:value-type="float" office:value="5460828" calcext:value-type="float">
            <text:p>5.46E+06</text:p>
          </table:table-cell>
          <table:table-cell table:formula="of:=[.A28]/1000" office:value-type="float" office:value="5460.828" calcext:value-type="float">
            <text:p>5460.828</text:p>
          </table:table-cell>
          <table:table-cell/>
        </table:table-row>
        <table:table-row table:style-name="ro1">
          <table:table-cell office:value-type="float" office:value="5463419" calcext:value-type="float">
            <text:p>5.46E+06</text:p>
          </table:table-cell>
          <table:table-cell table:formula="of:=[.A29]/1000" office:value-type="float" office:value="5463.419" calcext:value-type="float">
            <text:p>5463.419</text:p>
          </table:table-cell>
          <table:table-cell/>
        </table:table-row>
        <table:table-row table:style-name="ro1">
          <table:table-cell office:value-type="float" office:value="5467131" calcext:value-type="float">
            <text:p>5.47E+06</text:p>
          </table:table-cell>
          <table:table-cell table:formula="of:=[.A30]/1000" office:value-type="float" office:value="5467.131" calcext:value-type="float">
            <text:p>5467.131</text:p>
          </table:table-cell>
          <table:table-cell/>
        </table:table-row>
        <table:table-row table:style-name="ro1">
          <table:table-cell office:value-type="float" office:value="5460735" calcext:value-type="float">
            <text:p>5.46E+06</text:p>
          </table:table-cell>
          <table:table-cell table:formula="of:=[.A31]/1000" office:value-type="float" office:value="5460.735" calcext:value-type="float">
            <text:p>5460.735</text:p>
          </table:table-cell>
          <table:table-cell/>
        </table:table-row>
        <table:table-row table:style-name="ro1">
          <table:table-cell office:value-type="float" office:value="5459350" calcext:value-type="float">
            <text:p>5.46E+06</text:p>
          </table:table-cell>
          <table:table-cell table:formula="of:=[.A32]/1000" office:value-type="float" office:value="5459.35" calcext:value-type="float">
            <text:p>5459.35</text:p>
          </table:table-cell>
          <table:table-cell/>
        </table:table-row>
        <table:table-row table:style-name="ro1">
          <table:table-cell office:value-type="float" office:value="5467009" calcext:value-type="float">
            <text:p>5.47E+06</text:p>
          </table:table-cell>
          <table:table-cell table:formula="of:=[.A33]/1000" office:value-type="float" office:value="5467.009" calcext:value-type="float">
            <text:p>5467.009</text:p>
          </table:table-cell>
          <table:table-cell/>
        </table:table-row>
        <table:table-row table:style-name="ro1">
          <table:table-cell office:value-type="float" office:value="5464454" calcext:value-type="float">
            <text:p>5.46E+06</text:p>
          </table:table-cell>
          <table:table-cell table:formula="of:=[.A34]/1000" office:value-type="float" office:value="5464.454" calcext:value-type="float">
            <text:p>5464.454</text:p>
          </table:table-cell>
          <table:table-cell/>
        </table:table-row>
        <table:table-row table:style-name="ro1">
          <table:table-cell office:value-type="float" office:value="5460710" calcext:value-type="float">
            <text:p>5.46E+06</text:p>
          </table:table-cell>
          <table:table-cell table:formula="of:=[.A35]/1000" office:value-type="float" office:value="5460.71" calcext:value-type="float">
            <text:p>5460.71</text:p>
          </table:table-cell>
          <table:table-cell/>
        </table:table-row>
        <table:table-row table:style-name="ro1">
          <table:table-cell office:value-type="float" office:value="5461620" calcext:value-type="float">
            <text:p>5.46E+06</text:p>
          </table:table-cell>
          <table:table-cell table:formula="of:=[.A36]/1000" office:value-type="float" office:value="5461.62" calcext:value-type="float">
            <text:p>5461.62</text:p>
          </table:table-cell>
          <table:table-cell/>
        </table:table-row>
        <table:table-row table:style-name="ro1">
          <table:table-cell office:value-type="float" office:value="5462338" calcext:value-type="float">
            <text:p>5.46E+06</text:p>
          </table:table-cell>
          <table:table-cell table:formula="of:=[.A37]/1000" office:value-type="float" office:value="5462.338" calcext:value-type="float">
            <text:p>5462.338</text:p>
          </table:table-cell>
          <table:table-cell/>
        </table:table-row>
        <table:table-row table:style-name="ro1">
          <table:table-cell office:value-type="float" office:value="5464201" calcext:value-type="float">
            <text:p>5.46E+06</text:p>
          </table:table-cell>
          <table:table-cell table:formula="of:=[.A38]/1000" office:value-type="float" office:value="5464.201" calcext:value-type="float">
            <text:p>5464.201</text:p>
          </table:table-cell>
          <table:table-cell/>
        </table:table-row>
        <table:table-row table:style-name="ro1">
          <table:table-cell office:value-type="float" office:value="5465533" calcext:value-type="float">
            <text:p>5.47E+06</text:p>
          </table:table-cell>
          <table:table-cell table:formula="of:=[.A39]/1000" office:value-type="float" office:value="5465.533" calcext:value-type="float">
            <text:p>5465.533</text:p>
          </table:table-cell>
          <table:table-cell/>
        </table:table-row>
        <table:table-row table:style-name="ro1">
          <table:table-cell office:value-type="float" office:value="5461082" calcext:value-type="float">
            <text:p>5.46E+06</text:p>
          </table:table-cell>
          <table:table-cell table:formula="of:=[.A40]/1000" office:value-type="float" office:value="5461.082" calcext:value-type="float">
            <text:p>5461.082</text:p>
          </table:table-cell>
          <table:table-cell/>
        </table:table-row>
        <table:table-row table:style-name="ro1">
          <table:table-cell office:value-type="float" office:value="5461232" calcext:value-type="float">
            <text:p>5.46E+06</text:p>
          </table:table-cell>
          <table:table-cell table:formula="of:=[.A41]/1000" office:value-type="float" office:value="5461.232" calcext:value-type="float">
            <text:p>5461.232</text:p>
          </table:table-cell>
          <table:table-cell/>
        </table:table-row>
        <table:table-row table:style-name="ro1">
          <table:table-cell office:value-type="float" office:value="5462870" calcext:value-type="float">
            <text:p>5.46E+06</text:p>
          </table:table-cell>
          <table:table-cell table:formula="of:=[.A42]/1000" office:value-type="float" office:value="5462.87" calcext:value-type="float">
            <text:p>5462.87</text:p>
          </table:table-cell>
          <table:table-cell/>
        </table:table-row>
        <table:table-row table:style-name="ro1">
          <table:table-cell office:value-type="float" office:value="5462822" calcext:value-type="float">
            <text:p>5.46E+06</text:p>
          </table:table-cell>
          <table:table-cell table:formula="of:=[.A43]/1000" office:value-type="float" office:value="5462.822" calcext:value-type="float">
            <text:p>5462.822</text:p>
          </table:table-cell>
          <table:table-cell/>
        </table:table-row>
        <table:table-row table:style-name="ro1">
          <table:table-cell office:value-type="float" office:value="5462079" calcext:value-type="float">
            <text:p>5.46E+06</text:p>
          </table:table-cell>
          <table:table-cell table:formula="of:=[.A44]/1000" office:value-type="float" office:value="5462.079" calcext:value-type="float">
            <text:p>5462.079</text:p>
          </table:table-cell>
          <table:table-cell/>
        </table:table-row>
        <table:table-row table:style-name="ro1">
          <table:table-cell office:value-type="float" office:value="5462924" calcext:value-type="float">
            <text:p>5.46E+06</text:p>
          </table:table-cell>
          <table:table-cell table:formula="of:=[.A45]/1000" office:value-type="float" office:value="5462.924" calcext:value-type="float">
            <text:p>5462.924</text:p>
          </table:table-cell>
          <table:table-cell/>
        </table:table-row>
        <table:table-row table:style-name="ro1">
          <table:table-cell office:value-type="float" office:value="5464627" calcext:value-type="float">
            <text:p>5.46E+06</text:p>
          </table:table-cell>
          <table:table-cell table:formula="of:=[.A46]/1000" office:value-type="float" office:value="5464.627" calcext:value-type="float">
            <text:p>5464.627</text:p>
          </table:table-cell>
          <table:table-cell/>
        </table:table-row>
        <table:table-row table:style-name="ro1">
          <table:table-cell office:value-type="float" office:value="5459869" calcext:value-type="float">
            <text:p>5.46E+06</text:p>
          </table:table-cell>
          <table:table-cell table:formula="of:=[.A47]/1000" office:value-type="float" office:value="5459.869" calcext:value-type="float">
            <text:p>5459.869</text:p>
          </table:table-cell>
          <table:table-cell/>
        </table:table-row>
        <table:table-row table:style-name="ro1">
          <table:table-cell office:value-type="float" office:value="5461344" calcext:value-type="float">
            <text:p>5.46E+06</text:p>
          </table:table-cell>
          <table:table-cell table:formula="of:=[.A48]/1000" office:value-type="float" office:value="5461.344" calcext:value-type="float">
            <text:p>5461.344</text:p>
          </table:table-cell>
          <table:table-cell/>
        </table:table-row>
        <table:table-row table:style-name="ro1">
          <table:table-cell office:value-type="float" office:value="5460849" calcext:value-type="float">
            <text:p>5.46E+06</text:p>
          </table:table-cell>
          <table:table-cell table:formula="of:=[.A49]/1000" office:value-type="float" office:value="5460.849" calcext:value-type="float">
            <text:p>5460.849</text:p>
          </table:table-cell>
          <table:table-cell/>
        </table:table-row>
        <table:table-row table:style-name="ro1">
          <table:table-cell office:value-type="float" office:value="5467288" calcext:value-type="float">
            <text:p>5.47E+06</text:p>
          </table:table-cell>
          <table:table-cell table:formula="of:=[.A50]/1000" office:value-type="float" office:value="5467.288" calcext:value-type="float">
            <text:p>5467.288</text:p>
          </table:table-cell>
          <table:table-cell/>
        </table:table-row>
        <table:table-row table:style-name="ro1">
          <table:table-cell office:value-type="float" office:value="5467885" calcext:value-type="float">
            <text:p>5.47E+06</text:p>
          </table:table-cell>
          <table:table-cell table:formula="of:=[.A51]/1000" office:value-type="float" office:value="5467.885" calcext:value-type="float">
            <text:p>5467.885</text:p>
          </table:table-cell>
          <table:table-cell/>
        </table:table-row>
        <table:table-row table:style-name="ro1">
          <table:table-cell office:value-type="float" office:value="5459368" calcext:value-type="float">
            <text:p>5.46E+06</text:p>
          </table:table-cell>
          <table:table-cell table:formula="of:=[.A52]/1000" office:value-type="float" office:value="5459.368" calcext:value-type="float">
            <text:p>5459.368</text:p>
          </table:table-cell>
          <table:table-cell/>
        </table:table-row>
        <table:table-row table:style-name="ro1">
          <table:table-cell office:value-type="float" office:value="5464072" calcext:value-type="float">
            <text:p>5.46E+06</text:p>
          </table:table-cell>
          <table:table-cell table:formula="of:=[.A53]/1000" office:value-type="float" office:value="5464.072" calcext:value-type="float">
            <text:p>5464.072</text:p>
          </table:table-cell>
          <table:table-cell/>
        </table:table-row>
        <table:table-row table:style-name="ro1">
          <table:table-cell office:value-type="float" office:value="5466994" calcext:value-type="float">
            <text:p>5.47E+06</text:p>
          </table:table-cell>
          <table:table-cell table:formula="of:=[.A54]/1000" office:value-type="float" office:value="5466.994" calcext:value-type="float">
            <text:p>5466.994</text:p>
          </table:table-cell>
          <table:table-cell/>
        </table:table-row>
        <table:table-row table:style-name="ro1">
          <table:table-cell office:value-type="float" office:value="5458716" calcext:value-type="float">
            <text:p>5.46E+06</text:p>
          </table:table-cell>
          <table:table-cell table:formula="of:=[.A55]/1000" office:value-type="float" office:value="5458.716" calcext:value-type="float">
            <text:p>5458.716</text:p>
          </table:table-cell>
          <table:table-cell/>
        </table:table-row>
        <table:table-row table:style-name="ro1">
          <table:table-cell office:value-type="float" office:value="5467249" calcext:value-type="float">
            <text:p>5.47E+06</text:p>
          </table:table-cell>
          <table:table-cell table:formula="of:=[.A56]/1000" office:value-type="float" office:value="5467.249" calcext:value-type="float">
            <text:p>5467.249</text:p>
          </table:table-cell>
          <table:table-cell/>
        </table:table-row>
        <table:table-row table:style-name="ro1">
          <table:table-cell office:value-type="float" office:value="5465523" calcext:value-type="float">
            <text:p>5.47E+06</text:p>
          </table:table-cell>
          <table:table-cell table:formula="of:=[.A57]/1000" office:value-type="float" office:value="5465.523" calcext:value-type="float">
            <text:p>5465.523</text:p>
          </table:table-cell>
          <table:table-cell/>
        </table:table-row>
        <table:table-row table:style-name="ro1">
          <table:table-cell office:value-type="float" office:value="5457556" calcext:value-type="float">
            <text:p>5.46E+06</text:p>
          </table:table-cell>
          <table:table-cell table:formula="of:=[.A58]/1000" office:value-type="float" office:value="5457.556" calcext:value-type="float">
            <text:p>5457.556</text:p>
          </table:table-cell>
          <table:table-cell/>
        </table:table-row>
        <table:table-row table:style-name="ro1">
          <table:table-cell office:value-type="float" office:value="5457431" calcext:value-type="float">
            <text:p>5.46E+06</text:p>
          </table:table-cell>
          <table:table-cell table:formula="of:=[.A59]/1000" office:value-type="float" office:value="5457.431" calcext:value-type="float">
            <text:p>5457.431</text:p>
          </table:table-cell>
          <table:table-cell/>
        </table:table-row>
        <table:table-row table:style-name="ro1">
          <table:table-cell office:value-type="float" office:value="5461012" calcext:value-type="float">
            <text:p>5.46E+06</text:p>
          </table:table-cell>
          <table:table-cell table:formula="of:=[.A60]/1000" office:value-type="float" office:value="5461.012" calcext:value-type="float">
            <text:p>5461.012</text:p>
          </table:table-cell>
          <table:table-cell/>
        </table:table-row>
        <table:table-row table:style-name="ro1">
          <table:table-cell office:value-type="float" office:value="5459996" calcext:value-type="float">
            <text:p>5.46E+06</text:p>
          </table:table-cell>
          <table:table-cell table:formula="of:=[.A61]/1000" office:value-type="float" office:value="5459.996" calcext:value-type="float">
            <text:p>5459.996</text:p>
          </table:table-cell>
          <table:table-cell/>
        </table:table-row>
        <table:table-row table:style-name="ro1">
          <table:table-cell office:value-type="float" office:value="5469735" calcext:value-type="float">
            <text:p>5.47E+06</text:p>
          </table:table-cell>
          <table:table-cell table:formula="of:=[.A62]/1000" office:value-type="float" office:value="5469.735" calcext:value-type="float">
            <text:p>5469.735</text:p>
          </table:table-cell>
          <table:table-cell/>
        </table:table-row>
        <table:table-row table:style-name="ro1">
          <table:table-cell office:value-type="float" office:value="5456658" calcext:value-type="float">
            <text:p>5.46E+06</text:p>
          </table:table-cell>
          <table:table-cell table:formula="of:=[.A63]/1000" office:value-type="float" office:value="5456.658" calcext:value-type="float">
            <text:p>5456.658</text:p>
          </table:table-cell>
          <table:table-cell/>
        </table:table-row>
        <table:table-row table:style-name="ro1">
          <table:table-cell office:value-type="float" office:value="5463545" calcext:value-type="float">
            <text:p>5.46E+06</text:p>
          </table:table-cell>
          <table:table-cell table:formula="of:=[.A64]/1000" office:value-type="float" office:value="5463.545" calcext:value-type="float">
            <text:p>5463.545</text:p>
          </table:table-cell>
          <table:table-cell/>
        </table:table-row>
        <table:table-row table:style-name="ro1">
          <table:table-cell office:value-type="float" office:value="5463987" calcext:value-type="float">
            <text:p>5.46E+06</text:p>
          </table:table-cell>
          <table:table-cell table:formula="of:=[.A65]/1000" office:value-type="float" office:value="5463.987" calcext:value-type="float">
            <text:p>5463.987</text:p>
          </table:table-cell>
          <table:table-cell/>
        </table:table-row>
        <table:table-row table:style-name="ro1">
          <table:table-cell office:value-type="float" office:value="5463293" calcext:value-type="float">
            <text:p>5.46E+06</text:p>
          </table:table-cell>
          <table:table-cell table:formula="of:=[.A66]/1000" office:value-type="float" office:value="5463.293" calcext:value-type="float">
            <text:p>5463.293</text:p>
          </table:table-cell>
          <table:table-cell/>
        </table:table-row>
        <table:table-row table:style-name="ro1">
          <table:table-cell office:value-type="float" office:value="5466079" calcext:value-type="float">
            <text:p>5.47E+06</text:p>
          </table:table-cell>
          <table:table-cell table:formula="of:=[.A67]/1000" office:value-type="float" office:value="5466.079" calcext:value-type="float">
            <text:p>5466.079</text:p>
          </table:table-cell>
          <table:table-cell/>
        </table:table-row>
        <table:table-row table:style-name="ro1">
          <table:table-cell office:value-type="float" office:value="5462331" calcext:value-type="float">
            <text:p>5.46E+06</text:p>
          </table:table-cell>
          <table:table-cell table:formula="of:=[.A68]/1000" office:value-type="float" office:value="5462.331" calcext:value-type="float">
            <text:p>5462.331</text:p>
          </table:table-cell>
          <table:table-cell/>
        </table:table-row>
        <table:table-row table:style-name="ro1">
          <table:table-cell office:value-type="float" office:value="5466893" calcext:value-type="float">
            <text:p>5.47E+06</text:p>
          </table:table-cell>
          <table:table-cell table:formula="of:=[.A69]/1000" office:value-type="float" office:value="5466.893" calcext:value-type="float">
            <text:p>5466.893</text:p>
          </table:table-cell>
          <table:table-cell/>
        </table:table-row>
        <table:table-row table:style-name="ro1">
          <table:table-cell office:value-type="float" office:value="5463645" calcext:value-type="float">
            <text:p>5.46E+06</text:p>
          </table:table-cell>
          <table:table-cell table:formula="of:=[.A70]/1000" office:value-type="float" office:value="5463.645" calcext:value-type="float">
            <text:p>5463.645</text:p>
          </table:table-cell>
          <table:table-cell/>
        </table:table-row>
        <table:table-row table:style-name="ro1">
          <table:table-cell office:value-type="float" office:value="5463751" calcext:value-type="float">
            <text:p>5.46E+06</text:p>
          </table:table-cell>
          <table:table-cell table:formula="of:=[.A71]/1000" office:value-type="float" office:value="5463.751" calcext:value-type="float">
            <text:p>5463.751</text:p>
          </table:table-cell>
          <table:table-cell/>
        </table:table-row>
        <table:table-row table:style-name="ro1">
          <table:table-cell office:value-type="float" office:value="5460970" calcext:value-type="float">
            <text:p>5.46E+06</text:p>
          </table:table-cell>
          <table:table-cell table:formula="of:=[.A72]/1000" office:value-type="float" office:value="5460.97" calcext:value-type="float">
            <text:p>5460.97</text:p>
          </table:table-cell>
          <table:table-cell/>
        </table:table-row>
        <table:table-row table:style-name="ro1">
          <table:table-cell office:value-type="float" office:value="5463841" calcext:value-type="float">
            <text:p>5.46E+06</text:p>
          </table:table-cell>
          <table:table-cell table:formula="of:=[.A73]/1000" office:value-type="float" office:value="5463.841" calcext:value-type="float">
            <text:p>5463.841</text:p>
          </table:table-cell>
          <table:table-cell/>
        </table:table-row>
        <table:table-row table:style-name="ro1">
          <table:table-cell office:value-type="float" office:value="5468364" calcext:value-type="float">
            <text:p>5.47E+06</text:p>
          </table:table-cell>
          <table:table-cell table:formula="of:=[.A74]/1000" office:value-type="float" office:value="5468.364" calcext:value-type="float">
            <text:p>5468.364</text:p>
          </table:table-cell>
          <table:table-cell/>
        </table:table-row>
        <table:table-row table:style-name="ro1">
          <table:table-cell office:value-type="float" office:value="5465224" calcext:value-type="float">
            <text:p>5.47E+06</text:p>
          </table:table-cell>
          <table:table-cell table:formula="of:=[.A75]/1000" office:value-type="float" office:value="5465.224" calcext:value-type="float">
            <text:p>5465.224</text:p>
          </table:table-cell>
          <table:table-cell/>
        </table:table-row>
        <table:table-row table:style-name="ro1">
          <table:table-cell office:value-type="float" office:value="5459843" calcext:value-type="float">
            <text:p>5.46E+06</text:p>
          </table:table-cell>
          <table:table-cell table:formula="of:=[.A76]/1000" office:value-type="float" office:value="5459.843" calcext:value-type="float">
            <text:p>5459.843</text:p>
          </table:table-cell>
          <table:table-cell/>
        </table:table-row>
        <table:table-row table:style-name="ro1">
          <table:table-cell office:value-type="float" office:value="5463385" calcext:value-type="float">
            <text:p>5.46E+06</text:p>
          </table:table-cell>
          <table:table-cell table:formula="of:=[.A77]/1000" office:value-type="float" office:value="5463.385" calcext:value-type="float">
            <text:p>5463.385</text:p>
          </table:table-cell>
          <table:table-cell/>
        </table:table-row>
        <table:table-row table:style-name="ro1">
          <table:table-cell office:value-type="float" office:value="5464117" calcext:value-type="float">
            <text:p>5.46E+06</text:p>
          </table:table-cell>
          <table:table-cell table:formula="of:=[.A78]/1000" office:value-type="float" office:value="5464.117" calcext:value-type="float">
            <text:p>5464.117</text:p>
          </table:table-cell>
          <table:table-cell/>
        </table:table-row>
        <table:table-row table:style-name="ro1">
          <table:table-cell office:value-type="float" office:value="5460546" calcext:value-type="float">
            <text:p>5.46E+06</text:p>
          </table:table-cell>
          <table:table-cell table:formula="of:=[.A79]/1000" office:value-type="float" office:value="5460.546" calcext:value-type="float">
            <text:p>5460.546</text:p>
          </table:table-cell>
          <table:table-cell/>
        </table:table-row>
        <table:table-row table:style-name="ro1">
          <table:table-cell office:value-type="float" office:value="5456801" calcext:value-type="float">
            <text:p>5.46E+06</text:p>
          </table:table-cell>
          <table:table-cell table:formula="of:=[.A80]/1000" office:value-type="float" office:value="5456.801" calcext:value-type="float">
            <text:p>5456.801</text:p>
          </table:table-cell>
          <table:table-cell/>
        </table:table-row>
        <table:table-row table:style-name="ro1">
          <table:table-cell office:value-type="float" office:value="5467462" calcext:value-type="float">
            <text:p>5.47E+06</text:p>
          </table:table-cell>
          <table:table-cell table:formula="of:=[.A81]/1000" office:value-type="float" office:value="5467.462" calcext:value-type="float">
            <text:p>5467.462</text:p>
          </table:table-cell>
          <table:table-cell/>
        </table:table-row>
        <table:table-row table:style-name="ro1">
          <table:table-cell office:value-type="float" office:value="5469773" calcext:value-type="float">
            <text:p>5.47E+06</text:p>
          </table:table-cell>
          <table:table-cell table:formula="of:=[.A82]/1000" office:value-type="float" office:value="5469.773" calcext:value-type="float">
            <text:p>5469.773</text:p>
          </table:table-cell>
          <table:table-cell/>
        </table:table-row>
        <table:table-row table:style-name="ro1">
          <table:table-cell office:value-type="float" office:value="5465104" calcext:value-type="float">
            <text:p>5.47E+06</text:p>
          </table:table-cell>
          <table:table-cell table:formula="of:=[.A83]/1000" office:value-type="float" office:value="5465.104" calcext:value-type="float">
            <text:p>5465.104</text:p>
          </table:table-cell>
          <table:table-cell/>
        </table:table-row>
        <table:table-row table:style-name="ro1">
          <table:table-cell office:value-type="float" office:value="5463566" calcext:value-type="float">
            <text:p>5.46E+06</text:p>
          </table:table-cell>
          <table:table-cell table:formula="of:=[.A84]/1000" office:value-type="float" office:value="5463.566" calcext:value-type="float">
            <text:p>5463.566</text:p>
          </table:table-cell>
          <table:table-cell/>
        </table:table-row>
        <table:table-row table:style-name="ro1">
          <table:table-cell office:value-type="float" office:value="5458293" calcext:value-type="float">
            <text:p>5.46E+06</text:p>
          </table:table-cell>
          <table:table-cell table:formula="of:=[.A85]/1000" office:value-type="float" office:value="5458.293" calcext:value-type="float">
            <text:p>5458.293</text:p>
          </table:table-cell>
          <table:table-cell/>
        </table:table-row>
        <table:table-row table:style-name="ro1">
          <table:table-cell office:value-type="float" office:value="5459049" calcext:value-type="float">
            <text:p>5.46E+06</text:p>
          </table:table-cell>
          <table:table-cell table:formula="of:=[.A86]/1000" office:value-type="float" office:value="5459.049" calcext:value-type="float">
            <text:p>5459.049</text:p>
          </table:table-cell>
          <table:table-cell/>
        </table:table-row>
        <table:table-row table:style-name="ro1">
          <table:table-cell office:value-type="float" office:value="5463430" calcext:value-type="float">
            <text:p>5.46E+06</text:p>
          </table:table-cell>
          <table:table-cell table:formula="of:=[.A87]/1000" office:value-type="float" office:value="5463.43" calcext:value-type="float">
            <text:p>5463.43</text:p>
          </table:table-cell>
          <table:table-cell/>
        </table:table-row>
        <table:table-row table:style-name="ro1">
          <table:table-cell office:value-type="float" office:value="5464804" calcext:value-type="float">
            <text:p>5.46E+06</text:p>
          </table:table-cell>
          <table:table-cell table:formula="of:=[.A88]/1000" office:value-type="float" office:value="5464.804" calcext:value-type="float">
            <text:p>5464.804</text:p>
          </table:table-cell>
          <table:table-cell/>
        </table:table-row>
        <table:table-row table:style-name="ro1">
          <table:table-cell office:value-type="float" office:value="5464702" calcext:value-type="float">
            <text:p>5.46E+06</text:p>
          </table:table-cell>
          <table:table-cell table:formula="of:=[.A89]/1000" office:value-type="float" office:value="5464.702" calcext:value-type="float">
            <text:p>5464.702</text:p>
          </table:table-cell>
          <table:table-cell/>
        </table:table-row>
        <table:table-row table:style-name="ro1">
          <table:table-cell office:value-type="float" office:value="5467111" calcext:value-type="float">
            <text:p>5.47E+06</text:p>
          </table:table-cell>
          <table:table-cell table:formula="of:=[.A90]/1000" office:value-type="float" office:value="5467.111" calcext:value-type="float">
            <text:p>5467.111</text:p>
          </table:table-cell>
          <table:table-cell/>
        </table:table-row>
        <table:table-row table:style-name="ro1">
          <table:table-cell office:value-type="float" office:value="5459049" calcext:value-type="float">
            <text:p>5.46E+06</text:p>
          </table:table-cell>
          <table:table-cell table:formula="of:=[.A91]/1000" office:value-type="float" office:value="5459.049" calcext:value-type="float">
            <text:p>5459.049</text:p>
          </table:table-cell>
          <table:table-cell/>
        </table:table-row>
        <table:table-row table:style-name="ro1">
          <table:table-cell office:value-type="float" office:value="5463430" calcext:value-type="float">
            <text:p>5.46E+06</text:p>
          </table:table-cell>
          <table:table-cell table:formula="of:=[.A92]/1000" office:value-type="float" office:value="5463.43" calcext:value-type="float">
            <text:p>5463.43</text:p>
          </table:table-cell>
          <table:table-cell/>
        </table:table-row>
        <table:table-row table:style-name="ro1">
          <table:table-cell office:value-type="float" office:value="5464804" calcext:value-type="float">
            <text:p>5.46E+06</text:p>
          </table:table-cell>
          <table:table-cell table:formula="of:=[.A93]/1000" office:value-type="float" office:value="5464.804" calcext:value-type="float">
            <text:p>5464.804</text:p>
          </table:table-cell>
          <table:table-cell/>
        </table:table-row>
        <table:table-row table:style-name="ro1">
          <table:table-cell office:value-type="float" office:value="5464702" calcext:value-type="float">
            <text:p>5.46E+06</text:p>
          </table:table-cell>
          <table:table-cell table:formula="of:=[.A94]/1000" office:value-type="float" office:value="5464.702" calcext:value-type="float">
            <text:p>5464.702</text:p>
          </table:table-cell>
          <table:table-cell/>
        </table:table-row>
        <table:table-row table:style-name="ro1">
          <table:table-cell office:value-type="float" office:value="5467111" calcext:value-type="float">
            <text:p>5.47E+06</text:p>
          </table:table-cell>
          <table:table-cell table:formula="of:=[.A95]/1000" office:value-type="float" office:value="5467.111" calcext:value-type="float">
            <text:p>5467.111</text:p>
          </table:table-cell>
          <table:table-cell/>
        </table:table-row>
        <table:table-row table:style-name="ro1">
          <table:table-cell office:value-type="float" office:value="5460007" calcext:value-type="float">
            <text:p>5.46E+06</text:p>
          </table:table-cell>
          <table:table-cell table:formula="of:=[.A96]/1000" office:value-type="float" office:value="5460.007" calcext:value-type="float">
            <text:p>5460.007</text:p>
          </table:table-cell>
          <table:table-cell/>
        </table:table-row>
        <table:table-row table:style-name="ro1">
          <table:table-cell office:value-type="float" office:value="5459380" calcext:value-type="float">
            <text:p>5.46E+06</text:p>
          </table:table-cell>
          <table:table-cell table:formula="of:=[.A97]/1000" office:value-type="float" office:value="5459.38" calcext:value-type="float">
            <text:p>5459.38</text:p>
          </table:table-cell>
          <table:table-cell/>
        </table:table-row>
        <table:table-row table:style-name="ro1">
          <table:table-cell office:value-type="float" office:value="5460089" calcext:value-type="float">
            <text:p>5.46E+06</text:p>
          </table:table-cell>
          <table:table-cell table:formula="of:=[.A98]/1000" office:value-type="float" office:value="5460.089" calcext:value-type="float">
            <text:p>5460.089</text:p>
          </table:table-cell>
          <table:table-cell/>
        </table:table-row>
        <table:table-row table:style-name="ro1">
          <table:table-cell office:value-type="float" office:value="5465901" calcext:value-type="float">
            <text:p>5.47E+06</text:p>
          </table:table-cell>
          <table:table-cell table:formula="of:=[.A99]/1000" office:value-type="float" office:value="5465.901" calcext:value-type="float">
            <text:p>5465.901</text:p>
          </table:table-cell>
          <table:table-cell/>
        </table:table-row>
        <table:table-row table:style-name="ro1">
          <table:table-cell office:value-type="float" office:value="5465772" calcext:value-type="float">
            <text:p>5.47E+06</text:p>
          </table:table-cell>
          <table:table-cell table:formula="of:=[.A100]/1000" office:value-type="float" office:value="5465.772" calcext:value-type="float">
            <text:p>5465.772</text:p>
          </table:table-cell>
          <table:table-cell/>
        </table:table-row>
        <table:table-row table:style-name="ro1">
          <table:table-cell office:value-type="float" office:value="5465509" calcext:value-type="float">
            <text:p>5.47E+06</text:p>
          </table:table-cell>
          <table:table-cell table:formula="of:=[.A101]/1000" office:value-type="float" office:value="5465.509" calcext:value-type="float">
            <text:p>5465.509</text:p>
          </table:table-cell>
          <table:table-cell/>
        </table:table-row>
        <table:table-row table:style-name="ro1">
          <table:table-cell office:value-type="float" office:value="5468238" calcext:value-type="float">
            <text:p>5.47E+06</text:p>
          </table:table-cell>
          <table:table-cell table:formula="of:=[.A102]/1000" office:value-type="float" office:value="5468.238" calcext:value-type="float">
            <text:p>5468.238</text:p>
          </table:table-cell>
          <table:table-cell/>
        </table:table-row>
        <table:table-row table:style-name="ro1">
          <table:table-cell office:value-type="float" office:value="5467196" calcext:value-type="float">
            <text:p>5.47E+06</text:p>
          </table:table-cell>
          <table:table-cell table:formula="of:=[.A103]/1000" office:value-type="float" office:value="5467.196" calcext:value-type="float">
            <text:p>5467.196</text:p>
          </table:table-cell>
          <table:table-cell/>
        </table:table-row>
        <table:table-row table:style-name="ro1">
          <table:table-cell office:value-type="float" office:value="5460750" calcext:value-type="float">
            <text:p>5.46E+06</text:p>
          </table:table-cell>
          <table:table-cell table:formula="of:=[.A104]/1000" office:value-type="float" office:value="5460.75" calcext:value-type="float">
            <text:p>5460.75</text:p>
          </table:table-cell>
          <table:table-cell/>
        </table:table-row>
        <table:table-row table:style-name="ro1">
          <table:table-cell office:value-type="float" office:value="5463040" calcext:value-type="float">
            <text:p>5.46E+06</text:p>
          </table:table-cell>
          <table:table-cell table:formula="of:=[.A105]/1000" office:value-type="float" office:value="5463.04" calcext:value-type="float">
            <text:p>5463.04</text:p>
          </table:table-cell>
          <table:table-cell/>
        </table:table-row>
        <table:table-row table:style-name="ro1">
          <table:table-cell office:value-type="float" office:value="5462486" calcext:value-type="float">
            <text:p>5.46E+06</text:p>
          </table:table-cell>
          <table:table-cell table:formula="of:=[.A106]/1000" office:value-type="float" office:value="5462.486" calcext:value-type="float">
            <text:p>5462.486</text:p>
          </table:table-cell>
          <table:table-cell/>
        </table:table-row>
        <table:table-row table:style-name="ro1">
          <table:table-cell office:value-type="float" office:value="5468718" calcext:value-type="float">
            <text:p>5.47E+06</text:p>
          </table:table-cell>
          <table:table-cell table:formula="of:=[.A107]/1000" office:value-type="float" office:value="5468.718" calcext:value-type="float">
            <text:p>5468.718</text:p>
          </table:table-cell>
          <table:table-cell/>
        </table:table-row>
        <table:table-row table:style-name="ro1">
          <table:table-cell office:value-type="float" office:value="5463194" calcext:value-type="float">
            <text:p>5.46E+06</text:p>
          </table:table-cell>
          <table:table-cell table:formula="of:=[.A108]/1000" office:value-type="float" office:value="5463.194" calcext:value-type="float">
            <text:p>5463.194</text:p>
          </table:table-cell>
          <table:table-cell/>
        </table:table-row>
        <table:table-row table:style-name="ro1">
          <table:table-cell office:value-type="float" office:value="5466700" calcext:value-type="float">
            <text:p>5.47E+06</text:p>
          </table:table-cell>
          <table:table-cell table:formula="of:=[.A109]/1000" office:value-type="float" office:value="5466.7" calcext:value-type="float">
            <text:p>5466.7</text:p>
          </table:table-cell>
          <table:table-cell/>
        </table:table-row>
        <table:table-row table:style-name="ro1">
          <table:table-cell office:value-type="float" office:value="5460953" calcext:value-type="float">
            <text:p>5.46E+06</text:p>
          </table:table-cell>
          <table:table-cell table:formula="of:=[.A110]/1000" office:value-type="float" office:value="5460.953" calcext:value-type="float">
            <text:p>5460.953</text:p>
          </table:table-cell>
          <table:table-cell/>
        </table:table-row>
        <table:table-row table:style-name="ro1">
          <table:table-cell office:value-type="float" office:value="5465704" calcext:value-type="float">
            <text:p>5.47E+06</text:p>
          </table:table-cell>
          <table:table-cell table:formula="of:=[.A111]/1000" office:value-type="float" office:value="5465.704" calcext:value-type="float">
            <text:p>5465.704</text:p>
          </table:table-cell>
          <table:table-cell/>
        </table:table-row>
        <table:table-row table:style-name="ro1">
          <table:table-cell office:value-type="float" office:value="5463947" calcext:value-type="float">
            <text:p>5.46E+06</text:p>
          </table:table-cell>
          <table:table-cell table:formula="of:=[.A112]/1000" office:value-type="float" office:value="5463.947" calcext:value-type="float">
            <text:p>5463.947</text:p>
          </table:table-cell>
          <table:table-cell/>
        </table:table-row>
        <table:table-row table:style-name="ro1">
          <table:table-cell office:value-type="float" office:value="5463566" calcext:value-type="float">
            <text:p>5.46E+06</text:p>
          </table:table-cell>
          <table:table-cell table:formula="of:=[.A113]/1000" office:value-type="float" office:value="5463.566" calcext:value-type="float">
            <text:p>5463.566</text:p>
          </table:table-cell>
          <table:table-cell/>
        </table:table-row>
        <table:table-row table:style-name="ro1">
          <table:table-cell office:value-type="float" office:value="5466118" calcext:value-type="float">
            <text:p>5.47E+06</text:p>
          </table:table-cell>
          <table:table-cell table:formula="of:=[.A114]/1000" office:value-type="float" office:value="5466.118" calcext:value-type="float">
            <text:p>5466.118</text:p>
          </table:table-cell>
          <table:table-cell/>
        </table:table-row>
        <table:table-row table:style-name="ro1">
          <table:table-cell office:value-type="float" office:value="5460523" calcext:value-type="float">
            <text:p>5.46E+06</text:p>
          </table:table-cell>
          <table:table-cell table:formula="of:=[.A115]/1000" office:value-type="float" office:value="5460.523" calcext:value-type="float">
            <text:p>5460.523</text:p>
          </table:table-cell>
          <table:table-cell/>
        </table:table-row>
        <table:table-row table:style-name="ro1">
          <table:table-cell office:value-type="float" office:value="5460345" calcext:value-type="float">
            <text:p>5.46E+06</text:p>
          </table:table-cell>
          <table:table-cell table:formula="of:=[.A116]/1000" office:value-type="float" office:value="5460.345" calcext:value-type="float">
            <text:p>5460.345</text:p>
          </table:table-cell>
          <table:table-cell/>
        </table:table-row>
        <table:table-row table:style-name="ro1">
          <table:table-cell office:value-type="float" office:value="5467337" calcext:value-type="float">
            <text:p>5.47E+06</text:p>
          </table:table-cell>
          <table:table-cell table:formula="of:=[.A117]/1000" office:value-type="float" office:value="5467.337" calcext:value-type="float">
            <text:p>5467.337</text:p>
          </table:table-cell>
          <table:table-cell/>
        </table:table-row>
        <table:table-row table:style-name="ro1">
          <table:table-cell office:value-type="float" office:value="5462926" calcext:value-type="float">
            <text:p>5.46E+06</text:p>
          </table:table-cell>
          <table:table-cell table:formula="of:=[.A118]/1000" office:value-type="float" office:value="5462.926" calcext:value-type="float">
            <text:p>5462.926</text:p>
          </table:table-cell>
          <table:table-cell/>
        </table:table-row>
        <table:table-row table:style-name="ro1">
          <table:table-cell office:value-type="float" office:value="5459837" calcext:value-type="float">
            <text:p>5.46E+06</text:p>
          </table:table-cell>
          <table:table-cell table:formula="of:=[.A119]/1000" office:value-type="float" office:value="5459.837" calcext:value-type="float">
            <text:p>5459.837</text:p>
          </table:table-cell>
          <table:table-cell/>
        </table:table-row>
        <table:table-row table:style-name="ro1">
          <table:table-cell office:value-type="float" office:value="5462217" calcext:value-type="float">
            <text:p>5.46E+06</text:p>
          </table:table-cell>
          <table:table-cell table:formula="of:=[.A120]/1000" office:value-type="float" office:value="5462.217" calcext:value-type="float">
            <text:p>5462.217</text:p>
          </table:table-cell>
          <table:table-cell/>
        </table:table-row>
        <table:table-row table:style-name="ro1">
          <table:table-cell office:value-type="float" office:value="5465000" calcext:value-type="float">
            <text:p>5.47E+06</text:p>
          </table:table-cell>
          <table:table-cell table:formula="of:=[.A121]/1000" office:value-type="float" office:value="5465" calcext:value-type="float">
            <text:p>5465</text:p>
          </table:table-cell>
          <table:table-cell/>
        </table:table-row>
        <table:table-row table:style-name="ro1">
          <table:table-cell office:value-type="float" office:value="5459711" calcext:value-type="float">
            <text:p>5.46E+06</text:p>
          </table:table-cell>
          <table:table-cell table:formula="of:=[.A122]/1000" office:value-type="float" office:value="5459.711" calcext:value-type="float">
            <text:p>5459.711</text:p>
          </table:table-cell>
          <table:table-cell/>
        </table:table-row>
        <table:table-row table:style-name="ro1">
          <table:table-cell office:value-type="float" office:value="5463301" calcext:value-type="float">
            <text:p>5.46E+06</text:p>
          </table:table-cell>
          <table:table-cell table:formula="of:=[.A123]/1000" office:value-type="float" office:value="5463.301" calcext:value-type="float">
            <text:p>5463.301</text:p>
          </table:table-cell>
          <table:table-cell/>
        </table:table-row>
        <table:table-row table:style-name="ro1">
          <table:table-cell office:value-type="float" office:value="5465789" calcext:value-type="float">
            <text:p>5.47E+06</text:p>
          </table:table-cell>
          <table:table-cell table:formula="of:=[.A124]/1000" office:value-type="float" office:value="5465.789" calcext:value-type="float">
            <text:p>5465.789</text:p>
          </table:table-cell>
          <table:table-cell/>
        </table:table-row>
        <table:table-row table:style-name="ro1">
          <table:table-cell office:value-type="float" office:value="5467758" calcext:value-type="float">
            <text:p>5.47E+06</text:p>
          </table:table-cell>
          <table:table-cell table:formula="of:=[.A125]/1000" office:value-type="float" office:value="5467.758" calcext:value-type="float">
            <text:p>5467.758</text:p>
          </table:table-cell>
          <table:table-cell/>
        </table:table-row>
        <table:table-row table:style-name="ro1">
          <table:table-cell office:value-type="float" office:value="5457916" calcext:value-type="float">
            <text:p>5.46E+06</text:p>
          </table:table-cell>
          <table:table-cell table:formula="of:=[.A126]/1000" office:value-type="float" office:value="5457.916" calcext:value-type="float">
            <text:p>5457.916</text:p>
          </table:table-cell>
          <table:table-cell/>
        </table:table-row>
        <table:table-row table:style-name="ro1">
          <table:table-cell office:value-type="float" office:value="5470288" calcext:value-type="float">
            <text:p>5.47E+06</text:p>
          </table:table-cell>
          <table:table-cell table:formula="of:=[.A127]/1000" office:value-type="float" office:value="5470.288" calcext:value-type="float">
            <text:p>5470.288</text:p>
          </table:table-cell>
          <table:table-cell/>
        </table:table-row>
        <table:table-row table:style-name="ro1">
          <table:table-cell office:value-type="float" office:value="5463836" calcext:value-type="float">
            <text:p>5.46E+06</text:p>
          </table:table-cell>
          <table:table-cell table:formula="of:=[.A128]/1000" office:value-type="float" office:value="5463.836" calcext:value-type="float">
            <text:p>5463.836</text:p>
          </table:table-cell>
          <table:table-cell/>
        </table:table-row>
        <table:table-row table:style-name="ro1">
          <table:table-cell office:value-type="float" office:value="5462012" calcext:value-type="float">
            <text:p>5.46E+06</text:p>
          </table:table-cell>
          <table:table-cell table:formula="of:=[.A129]/1000" office:value-type="float" office:value="5462.012" calcext:value-type="float">
            <text:p>5462.012</text:p>
          </table:table-cell>
          <table:table-cell/>
        </table:table-row>
        <table:table-row table:style-name="ro1">
          <table:table-cell office:value-type="float" office:value="5462231" calcext:value-type="float">
            <text:p>5.46E+06</text:p>
          </table:table-cell>
          <table:table-cell table:formula="of:=[.A130]/1000" office:value-type="float" office:value="5462.231" calcext:value-type="float">
            <text:p>5462.231</text:p>
          </table:table-cell>
          <table:table-cell/>
        </table:table-row>
        <table:table-row table:style-name="ro1">
          <table:table-cell office:value-type="float" office:value="5461500" calcext:value-type="float">
            <text:p>5.46E+06</text:p>
          </table:table-cell>
          <table:table-cell table:formula="of:=[.A131]/1000" office:value-type="float" office:value="5461.5" calcext:value-type="float">
            <text:p>5461.5</text:p>
          </table:table-cell>
          <table:table-cell/>
        </table:table-row>
        <table:table-row table:style-name="ro1">
          <table:table-cell office:value-type="float" office:value="5466104" calcext:value-type="float">
            <text:p>5.47E+06</text:p>
          </table:table-cell>
          <table:table-cell table:formula="of:=[.A132]/1000" office:value-type="float" office:value="5466.104" calcext:value-type="float">
            <text:p>5466.104</text:p>
          </table:table-cell>
          <table:table-cell/>
        </table:table-row>
        <table:table-row table:style-name="ro1">
          <table:table-cell office:value-type="float" office:value="5465933" calcext:value-type="float">
            <text:p>5.47E+06</text:p>
          </table:table-cell>
          <table:table-cell table:formula="of:=[.A133]/1000" office:value-type="float" office:value="5465.933" calcext:value-type="float">
            <text:p>5465.933</text:p>
          </table:table-cell>
          <table:table-cell/>
        </table:table-row>
        <table:table-row table:style-name="ro1">
          <table:table-cell office:value-type="float" office:value="5460905" calcext:value-type="float">
            <text:p>5.46E+06</text:p>
          </table:table-cell>
          <table:table-cell table:formula="of:=[.A134]/1000" office:value-type="float" office:value="5460.905" calcext:value-type="float">
            <text:p>5460.905</text:p>
          </table:table-cell>
          <table:table-cell/>
        </table:table-row>
        <table:table-row table:style-name="ro1">
          <table:table-cell office:value-type="float" office:value="5463822" calcext:value-type="float">
            <text:p>5.46E+06</text:p>
          </table:table-cell>
          <table:table-cell table:formula="of:=[.A135]/1000" office:value-type="float" office:value="5463.822" calcext:value-type="float">
            <text:p>5463.822</text:p>
          </table:table-cell>
          <table:table-cell/>
        </table:table-row>
        <table:table-row table:style-name="ro1">
          <table:table-cell office:value-type="float" office:value="5468044" calcext:value-type="float">
            <text:p>5.47E+06</text:p>
          </table:table-cell>
          <table:table-cell table:formula="of:=[.A136]/1000" office:value-type="float" office:value="5468.044" calcext:value-type="float">
            <text:p>5468.044</text:p>
          </table:table-cell>
          <table:table-cell/>
        </table:table-row>
        <table:table-row table:style-name="ro1">
          <table:table-cell office:value-type="float" office:value="5460271" calcext:value-type="float">
            <text:p>5.46E+06</text:p>
          </table:table-cell>
          <table:table-cell table:formula="of:=[.A137]/1000" office:value-type="float" office:value="5460.271" calcext:value-type="float">
            <text:p>5460.271</text:p>
          </table:table-cell>
          <table:table-cell/>
        </table:table-row>
        <table:table-row table:style-name="ro1">
          <table:table-cell office:value-type="float" office:value="5467989" calcext:value-type="float">
            <text:p>5.47E+06</text:p>
          </table:table-cell>
          <table:table-cell table:formula="of:=[.A138]/1000" office:value-type="float" office:value="5467.989" calcext:value-type="float">
            <text:p>5467.989</text:p>
          </table:table-cell>
          <table:table-cell/>
        </table:table-row>
        <table:table-row table:style-name="ro1">
          <table:table-cell office:value-type="float" office:value="5462791" calcext:value-type="float">
            <text:p>5.46E+06</text:p>
          </table:table-cell>
          <table:table-cell table:formula="of:=[.A139]/1000" office:value-type="float" office:value="5462.791" calcext:value-type="float">
            <text:p>5462.791</text:p>
          </table:table-cell>
          <table:table-cell/>
        </table:table-row>
        <table:table-row table:style-name="ro1">
          <table:table-cell office:value-type="float" office:value="5458232" calcext:value-type="float">
            <text:p>5.46E+06</text:p>
          </table:table-cell>
          <table:table-cell table:formula="of:=[.A140]/1000" office:value-type="float" office:value="5458.232" calcext:value-type="float">
            <text:p>5458.232</text:p>
          </table:table-cell>
          <table:table-cell/>
        </table:table-row>
        <table:table-row table:style-name="ro1">
          <table:table-cell office:value-type="float" office:value="5466081" calcext:value-type="float">
            <text:p>5.47E+06</text:p>
          </table:table-cell>
          <table:table-cell table:formula="of:=[.A141]/1000" office:value-type="float" office:value="5466.081" calcext:value-type="float">
            <text:p>5466.081</text:p>
          </table:table-cell>
          <table:table-cell/>
        </table:table-row>
        <table:table-row table:style-name="ro1">
          <table:table-cell office:value-type="float" office:value="5462737" calcext:value-type="float">
            <text:p>5.46E+06</text:p>
          </table:table-cell>
          <table:table-cell table:formula="of:=[.A142]/1000" office:value-type="float" office:value="5462.737" calcext:value-type="float">
            <text:p>5462.737</text:p>
          </table:table-cell>
          <table:table-cell/>
        </table:table-row>
        <table:table-row table:style-name="ro1">
          <table:table-cell office:value-type="float" office:value="5458974" calcext:value-type="float">
            <text:p>5.46E+06</text:p>
          </table:table-cell>
          <table:table-cell table:formula="of:=[.A143]/1000" office:value-type="float" office:value="5458.974" calcext:value-type="float">
            <text:p>5458.974</text:p>
          </table:table-cell>
          <table:table-cell/>
        </table:table-row>
        <table:table-row table:style-name="ro1">
          <table:table-cell office:value-type="float" office:value="5460643" calcext:value-type="float">
            <text:p>5.46E+06</text:p>
          </table:table-cell>
          <table:table-cell table:formula="of:=[.A144]/1000" office:value-type="float" office:value="5460.643" calcext:value-type="float">
            <text:p>5460.643</text:p>
          </table:table-cell>
          <table:table-cell/>
        </table:table-row>
        <table:table-row table:style-name="ro1">
          <table:table-cell office:value-type="float" office:value="5463860" calcext:value-type="float">
            <text:p>5.46E+06</text:p>
          </table:table-cell>
          <table:table-cell table:formula="of:=[.A145]/1000" office:value-type="float" office:value="5463.86" calcext:value-type="float">
            <text:p>5463.86</text:p>
          </table:table-cell>
          <table:table-cell/>
        </table:table-row>
        <table:table-row table:style-name="ro1">
          <table:table-cell office:value-type="float" office:value="5462640" calcext:value-type="float">
            <text:p>5.46E+06</text:p>
          </table:table-cell>
          <table:table-cell table:formula="of:=[.A146]/1000" office:value-type="float" office:value="5462.64" calcext:value-type="float">
            <text:p>5462.64</text:p>
          </table:table-cell>
          <table:table-cell/>
        </table:table-row>
        <table:table-row table:style-name="ro1">
          <table:table-cell office:value-type="float" office:value="5471281" calcext:value-type="float">
            <text:p>5.47E+06</text:p>
          </table:table-cell>
          <table:table-cell table:formula="of:=[.A147]/1000" office:value-type="float" office:value="5471.281" calcext:value-type="float">
            <text:p>5471.281</text:p>
          </table:table-cell>
          <table:table-cell/>
        </table:table-row>
        <table:table-row table:style-name="ro1">
          <table:table-cell office:value-type="float" office:value="5459496" calcext:value-type="float">
            <text:p>5.46E+06</text:p>
          </table:table-cell>
          <table:table-cell table:formula="of:=[.A148]/1000" office:value-type="float" office:value="5459.496" calcext:value-type="float">
            <text:p>5459.496</text:p>
          </table:table-cell>
          <table:table-cell/>
        </table:table-row>
        <table:table-row table:style-name="ro1">
          <table:table-cell office:value-type="float" office:value="5461893" calcext:value-type="float">
            <text:p>5.46E+06</text:p>
          </table:table-cell>
          <table:table-cell table:formula="of:=[.A149]/1000" office:value-type="float" office:value="5461.893" calcext:value-type="float">
            <text:p>5461.893</text:p>
          </table:table-cell>
          <table:table-cell/>
        </table:table-row>
        <table:table-row table:style-name="ro1">
          <table:table-cell office:value-type="float" office:value="5462773" calcext:value-type="float">
            <text:p>5.46E+06</text:p>
          </table:table-cell>
          <table:table-cell table:formula="of:=[.A150]/1000" office:value-type="float" office:value="5462.773" calcext:value-type="float">
            <text:p>5462.773</text:p>
          </table:table-cell>
          <table:table-cell/>
        </table:table-row>
        <table:table-row table:style-name="ro1">
          <table:table-cell office:value-type="float" office:value="5473077" calcext:value-type="float">
            <text:p>5.47E+06</text:p>
          </table:table-cell>
          <table:table-cell table:formula="of:=[.A151]/1000" office:value-type="float" office:value="5473.077" calcext:value-type="float">
            <text:p>5473.077</text:p>
          </table:table-cell>
          <table:table-cell/>
        </table:table-row>
        <table:table-row table:style-name="ro1">
          <table:table-cell office:value-type="float" office:value="5466178" calcext:value-type="float">
            <text:p>5.47E+06</text:p>
          </table:table-cell>
          <table:table-cell table:formula="of:=[.A152]/1000" office:value-type="float" office:value="5466.178" calcext:value-type="float">
            <text:p>5466.178</text:p>
          </table:table-cell>
          <table:table-cell/>
        </table:table-row>
        <table:table-row table:style-name="ro1">
          <table:table-cell office:value-type="float" office:value="5462073" calcext:value-type="float">
            <text:p>5.46E+06</text:p>
          </table:table-cell>
          <table:table-cell table:formula="of:=[.A153]/1000" office:value-type="float" office:value="5462.073" calcext:value-type="float">
            <text:p>5462.073</text:p>
          </table:table-cell>
          <table:table-cell/>
        </table:table-row>
        <table:table-row table:style-name="ro1">
          <table:table-cell office:value-type="float" office:value="5455814" calcext:value-type="float">
            <text:p>5.46E+06</text:p>
          </table:table-cell>
          <table:table-cell table:formula="of:=[.A154]/1000" office:value-type="float" office:value="5455.814" calcext:value-type="float">
            <text:p>5455.814</text:p>
          </table:table-cell>
          <table:table-cell/>
        </table:table-row>
        <table:table-row table:style-name="ro1">
          <table:table-cell office:value-type="float" office:value="5462034" calcext:value-type="float">
            <text:p>5.46E+06</text:p>
          </table:table-cell>
          <table:table-cell table:formula="of:=[.A155]/1000" office:value-type="float" office:value="5462.034" calcext:value-type="float">
            <text:p>5462.034</text:p>
          </table:table-cell>
          <table:table-cell/>
        </table:table-row>
        <table:table-row table:style-name="ro1">
          <table:table-cell office:value-type="float" office:value="5463579" calcext:value-type="float">
            <text:p>5.46E+06</text:p>
          </table:table-cell>
          <table:table-cell table:formula="of:=[.A156]/1000" office:value-type="float" office:value="5463.579" calcext:value-type="float">
            <text:p>5463.579</text:p>
          </table:table-cell>
          <table:table-cell/>
        </table:table-row>
        <table:table-row table:style-name="ro1">
          <table:table-cell office:value-type="float" office:value="5463718" calcext:value-type="float">
            <text:p>5.46E+06</text:p>
          </table:table-cell>
          <table:table-cell table:formula="of:=[.A157]/1000" office:value-type="float" office:value="5463.718" calcext:value-type="float">
            <text:p>5463.718</text:p>
          </table:table-cell>
          <table:table-cell/>
        </table:table-row>
        <table:table-row table:style-name="ro1">
          <table:table-cell office:value-type="float" office:value="5461596" calcext:value-type="float">
            <text:p>5.46E+06</text:p>
          </table:table-cell>
          <table:table-cell table:formula="of:=[.A158]/1000" office:value-type="float" office:value="5461.596" calcext:value-type="float">
            <text:p>5461.596</text:p>
          </table:table-cell>
          <table:table-cell/>
        </table:table-row>
        <table:table-row table:style-name="ro1">
          <table:table-cell office:value-type="float" office:value="5468251" calcext:value-type="float">
            <text:p>5.47E+06</text:p>
          </table:table-cell>
          <table:table-cell table:formula="of:=[.A159]/1000" office:value-type="float" office:value="5468.251" calcext:value-type="float">
            <text:p>5468.251</text:p>
          </table:table-cell>
          <table:table-cell/>
        </table:table-row>
        <table:table-row table:style-name="ro1">
          <table:table-cell office:value-type="float" office:value="5463574" calcext:value-type="float">
            <text:p>5.46E+06</text:p>
          </table:table-cell>
          <table:table-cell table:formula="of:=[.A160]/1000" office:value-type="float" office:value="5463.574" calcext:value-type="float">
            <text:p>5463.574</text:p>
          </table:table-cell>
          <table:table-cell/>
        </table:table-row>
        <table:table-row table:style-name="ro1">
          <table:table-cell office:value-type="float" office:value="5464237" calcext:value-type="float">
            <text:p>5.46E+06</text:p>
          </table:table-cell>
          <table:table-cell table:formula="of:=[.A161]/1000" office:value-type="float" office:value="5464.237" calcext:value-type="float">
            <text:p>5464.237</text:p>
          </table:table-cell>
          <table:table-cell/>
        </table:table-row>
        <table:table-row table:style-name="ro1">
          <table:table-cell office:value-type="float" office:value="5459885" calcext:value-type="float">
            <text:p>5.46E+06</text:p>
          </table:table-cell>
          <table:table-cell table:formula="of:=[.A162]/1000" office:value-type="float" office:value="5459.885" calcext:value-type="float">
            <text:p>5459.885</text:p>
          </table:table-cell>
          <table:table-cell/>
        </table:table-row>
        <table:table-row table:style-name="ro1">
          <table:table-cell office:value-type="float" office:value="5463467" calcext:value-type="float">
            <text:p>5.46E+06</text:p>
          </table:table-cell>
          <table:table-cell table:formula="of:=[.A163]/1000" office:value-type="float" office:value="5463.467" calcext:value-type="float">
            <text:p>5463.467</text:p>
          </table:table-cell>
          <table:table-cell/>
        </table:table-row>
        <table:table-row table:style-name="ro1">
          <table:table-cell office:value-type="float" office:value="5464492" calcext:value-type="float">
            <text:p>5.46E+06</text:p>
          </table:table-cell>
          <table:table-cell table:formula="of:=[.A164]/1000" office:value-type="float" office:value="5464.492" calcext:value-type="float">
            <text:p>5464.492</text:p>
          </table:table-cell>
          <table:table-cell/>
        </table:table-row>
        <table:table-row table:style-name="ro1">
          <table:table-cell office:value-type="float" office:value="5460181" calcext:value-type="float">
            <text:p>5.46E+06</text:p>
          </table:table-cell>
          <table:table-cell table:formula="of:=[.A165]/1000" office:value-type="float" office:value="5460.181" calcext:value-type="float">
            <text:p>5460.181</text:p>
          </table:table-cell>
          <table:table-cell/>
        </table:table-row>
        <table:table-row table:style-name="ro1">
          <table:table-cell office:value-type="float" office:value="5461549" calcext:value-type="float">
            <text:p>5.46E+06</text:p>
          </table:table-cell>
          <table:table-cell table:formula="of:=[.A166]/1000" office:value-type="float" office:value="5461.549" calcext:value-type="float">
            <text:p>5461.549</text:p>
          </table:table-cell>
          <table:table-cell/>
        </table:table-row>
        <table:table-row table:style-name="ro1">
          <table:table-cell office:value-type="float" office:value="5467270" calcext:value-type="float">
            <text:p>5.47E+06</text:p>
          </table:table-cell>
          <table:table-cell table:formula="of:=[.A167]/1000" office:value-type="float" office:value="5467.27" calcext:value-type="float">
            <text:p>5467.27</text:p>
          </table:table-cell>
          <table:table-cell/>
        </table:table-row>
        <table:table-row table:style-name="ro1">
          <table:table-cell office:value-type="float" office:value="5456995" calcext:value-type="float">
            <text:p>5.46E+06</text:p>
          </table:table-cell>
          <table:table-cell table:formula="of:=[.A168]/1000" office:value-type="float" office:value="5456.995" calcext:value-type="float">
            <text:p>5456.995</text:p>
          </table:table-cell>
          <table:table-cell/>
        </table:table-row>
        <table:table-row table:style-name="ro1">
          <table:table-cell office:value-type="float" office:value="5461214" calcext:value-type="float">
            <text:p>5.46E+06</text:p>
          </table:table-cell>
          <table:table-cell table:formula="of:=[.A169]/1000" office:value-type="float" office:value="5461.214" calcext:value-type="float">
            <text:p>5461.214</text:p>
          </table:table-cell>
          <table:table-cell/>
        </table:table-row>
        <table:table-row table:style-name="ro1">
          <table:table-cell office:value-type="float" office:value="5460213" calcext:value-type="float">
            <text:p>5.46E+06</text:p>
          </table:table-cell>
          <table:table-cell table:formula="of:=[.A170]/1000" office:value-type="float" office:value="5460.213" calcext:value-type="float">
            <text:p>5460.213</text:p>
          </table:table-cell>
          <table:table-cell/>
        </table:table-row>
        <table:table-row table:style-name="ro1">
          <table:table-cell office:value-type="float" office:value="5465187" calcext:value-type="float">
            <text:p>5.47E+06</text:p>
          </table:table-cell>
          <table:table-cell table:formula="of:=[.A171]/1000" office:value-type="float" office:value="5465.187" calcext:value-type="float">
            <text:p>5465.187</text:p>
          </table:table-cell>
          <table:table-cell/>
        </table:table-row>
        <table:table-row table:style-name="ro1">
          <table:table-cell office:value-type="float" office:value="5461764" calcext:value-type="float">
            <text:p>5.46E+06</text:p>
          </table:table-cell>
          <table:table-cell table:formula="of:=[.A172]/1000" office:value-type="float" office:value="5461.764" calcext:value-type="float">
            <text:p>5461.764</text:p>
          </table:table-cell>
          <table:table-cell/>
        </table:table-row>
        <table:table-row table:style-name="ro1">
          <table:table-cell office:value-type="float" office:value="5465513" calcext:value-type="float">
            <text:p>5.47E+06</text:p>
          </table:table-cell>
          <table:table-cell table:formula="of:=[.A173]/1000" office:value-type="float" office:value="5465.513" calcext:value-type="float">
            <text:p>5465.513</text:p>
          </table:table-cell>
          <table:table-cell/>
        </table:table-row>
        <table:table-row table:style-name="ro1">
          <table:table-cell office:value-type="float" office:value="5457608" calcext:value-type="float">
            <text:p>5.46E+06</text:p>
          </table:table-cell>
          <table:table-cell table:formula="of:=[.A174]/1000" office:value-type="float" office:value="5457.608" calcext:value-type="float">
            <text:p>5457.608</text:p>
          </table:table-cell>
          <table:table-cell/>
        </table:table-row>
        <table:table-row table:style-name="ro1">
          <table:table-cell office:value-type="float" office:value="5455483" calcext:value-type="float">
            <text:p>5.46E+06</text:p>
          </table:table-cell>
          <table:table-cell table:formula="of:=[.A175]/1000" office:value-type="float" office:value="5455.483" calcext:value-type="float">
            <text:p>5455.483</text:p>
          </table:table-cell>
          <table:table-cell/>
        </table:table-row>
        <table:table-row table:style-name="ro1">
          <table:table-cell office:value-type="float" office:value="5467157" calcext:value-type="float">
            <text:p>5.47E+06</text:p>
          </table:table-cell>
          <table:table-cell table:formula="of:=[.A176]/1000" office:value-type="float" office:value="5467.157" calcext:value-type="float">
            <text:p>5467.157</text:p>
          </table:table-cell>
          <table:table-cell/>
        </table:table-row>
        <table:table-row table:style-name="ro1">
          <table:table-cell office:value-type="float" office:value="5467137" calcext:value-type="float">
            <text:p>5.47E+06</text:p>
          </table:table-cell>
          <table:table-cell table:formula="of:=[.A177]/1000" office:value-type="float" office:value="5467.137" calcext:value-type="float">
            <text:p>5467.137</text:p>
          </table:table-cell>
          <table:table-cell/>
        </table:table-row>
        <table:table-row table:style-name="ro1">
          <table:table-cell office:value-type="float" office:value="5458246" calcext:value-type="float">
            <text:p>5.46E+06</text:p>
          </table:table-cell>
          <table:table-cell table:formula="of:=[.A178]/1000" office:value-type="float" office:value="5458.246" calcext:value-type="float">
            <text:p>5458.246</text:p>
          </table:table-cell>
          <table:table-cell/>
        </table:table-row>
        <table:table-row table:style-name="ro1">
          <table:table-cell office:value-type="float" office:value="5462426" calcext:value-type="float">
            <text:p>5.46E+06</text:p>
          </table:table-cell>
          <table:table-cell table:formula="of:=[.A179]/1000" office:value-type="float" office:value="5462.426" calcext:value-type="float">
            <text:p>5462.426</text:p>
          </table:table-cell>
          <table:table-cell/>
        </table:table-row>
        <table:table-row table:style-name="ro1">
          <table:table-cell office:value-type="float" office:value="5468546" calcext:value-type="float">
            <text:p>5.47E+06</text:p>
          </table:table-cell>
          <table:table-cell table:formula="of:=[.A180]/1000" office:value-type="float" office:value="5468.546" calcext:value-type="float">
            <text:p>5468.546</text:p>
          </table:table-cell>
          <table:table-cell/>
        </table:table-row>
        <table:table-row table:style-name="ro1">
          <table:table-cell office:value-type="float" office:value="5465013" calcext:value-type="float">
            <text:p>5.47E+06</text:p>
          </table:table-cell>
          <table:table-cell table:formula="of:=[.A181]/1000" office:value-type="float" office:value="5465.013" calcext:value-type="float">
            <text:p>5465.013</text:p>
          </table:table-cell>
          <table:table-cell/>
        </table:table-row>
        <table:table-row table:style-name="ro1">
          <table:table-cell office:value-type="float" office:value="5467951" calcext:value-type="float">
            <text:p>5.47E+06</text:p>
          </table:table-cell>
          <table:table-cell table:formula="of:=[.A182]/1000" office:value-type="float" office:value="5467.951" calcext:value-type="float">
            <text:p>5467.951</text:p>
          </table:table-cell>
          <table:table-cell/>
        </table:table-row>
        <table:table-row table:style-name="ro1">
          <table:table-cell office:value-type="float" office:value="5463940" calcext:value-type="float">
            <text:p>5.46E+06</text:p>
          </table:table-cell>
          <table:table-cell table:formula="of:=[.A183]/1000" office:value-type="float" office:value="5463.94" calcext:value-type="float">
            <text:p>5463.94</text:p>
          </table:table-cell>
          <table:table-cell/>
        </table:table-row>
        <table:table-row table:style-name="ro1">
          <table:table-cell office:value-type="float" office:value="5464142" calcext:value-type="float">
            <text:p>5.46E+06</text:p>
          </table:table-cell>
          <table:table-cell table:formula="of:=[.A184]/1000" office:value-type="float" office:value="5464.142" calcext:value-type="float">
            <text:p>5464.142</text:p>
          </table:table-cell>
          <table:table-cell/>
        </table:table-row>
        <table:table-row table:style-name="ro1">
          <table:table-cell office:value-type="float" office:value="5462597" calcext:value-type="float">
            <text:p>5.46E+06</text:p>
          </table:table-cell>
          <table:table-cell table:formula="of:=[.A185]/1000" office:value-type="float" office:value="5462.597" calcext:value-type="float">
            <text:p>5462.597</text:p>
          </table:table-cell>
          <table:table-cell/>
        </table:table-row>
        <table:table-row table:style-name="ro1">
          <table:table-cell office:value-type="float" office:value="5464838" calcext:value-type="float">
            <text:p>5.46E+06</text:p>
          </table:table-cell>
          <table:table-cell table:formula="of:=[.A186]/1000" office:value-type="float" office:value="5464.838" calcext:value-type="float">
            <text:p>5464.838</text:p>
          </table:table-cell>
          <table:table-cell/>
        </table:table-row>
        <table:table-row table:style-name="ro1">
          <table:table-cell office:value-type="float" office:value="5466380" calcext:value-type="float">
            <text:p>5.47E+06</text:p>
          </table:table-cell>
          <table:table-cell table:formula="of:=[.A187]/1000" office:value-type="float" office:value="5466.38" calcext:value-type="float">
            <text:p>5466.38</text:p>
          </table:table-cell>
          <table:table-cell/>
        </table:table-row>
        <table:table-row table:style-name="ro1">
          <table:table-cell office:value-type="float" office:value="5462472" calcext:value-type="float">
            <text:p>5.46E+06</text:p>
          </table:table-cell>
          <table:table-cell table:formula="of:=[.A188]/1000" office:value-type="float" office:value="5462.472" calcext:value-type="float">
            <text:p>5462.472</text:p>
          </table:table-cell>
          <table:table-cell/>
        </table:table-row>
        <table:table-row table:style-name="ro1">
          <table:table-cell office:value-type="float" office:value="5462729" calcext:value-type="float">
            <text:p>5.46E+06</text:p>
          </table:table-cell>
          <table:table-cell table:formula="of:=[.A189]/1000" office:value-type="float" office:value="5462.729" calcext:value-type="float">
            <text:p>5462.729</text:p>
          </table:table-cell>
          <table:table-cell/>
        </table:table-row>
        <table:table-row table:style-name="ro1">
          <table:table-cell office:value-type="float" office:value="5463967" calcext:value-type="float">
            <text:p>5.46E+06</text:p>
          </table:table-cell>
          <table:table-cell table:formula="of:=[.A190]/1000" office:value-type="float" office:value="5463.967" calcext:value-type="float">
            <text:p>5463.967</text:p>
          </table:table-cell>
          <table:table-cell/>
        </table:table-row>
        <table:table-row table:style-name="ro1">
          <table:table-cell office:value-type="float" office:value="5467555" calcext:value-type="float">
            <text:p>5.47E+06</text:p>
          </table:table-cell>
          <table:table-cell table:formula="of:=[.A191]/1000" office:value-type="float" office:value="5467.555" calcext:value-type="float">
            <text:p>5467.555</text:p>
          </table:table-cell>
          <table:table-cell/>
        </table:table-row>
        <table:table-row table:style-name="ro1">
          <table:table-cell office:value-type="float" office:value="5463352" calcext:value-type="float">
            <text:p>5.46E+06</text:p>
          </table:table-cell>
          <table:table-cell table:formula="of:=[.A192]/1000" office:value-type="float" office:value="5463.352" calcext:value-type="float">
            <text:p>5463.352</text:p>
          </table:table-cell>
          <table:table-cell/>
        </table:table-row>
        <table:table-row table:style-name="ro1">
          <table:table-cell office:value-type="float" office:value="5462357" calcext:value-type="float">
            <text:p>5.46E+06</text:p>
          </table:table-cell>
          <table:table-cell table:formula="of:=[.A193]/1000" office:value-type="float" office:value="5462.357" calcext:value-type="float">
            <text:p>5462.357</text:p>
          </table:table-cell>
          <table:table-cell/>
        </table:table-row>
        <table:table-row table:style-name="ro1">
          <table:table-cell office:value-type="float" office:value="5463944" calcext:value-type="float">
            <text:p>5.46E+06</text:p>
          </table:table-cell>
          <table:table-cell table:formula="of:=[.A194]/1000" office:value-type="float" office:value="5463.944" calcext:value-type="float">
            <text:p>5463.944</text:p>
          </table:table-cell>
          <table:table-cell/>
        </table:table-row>
        <table:table-row table:style-name="ro1">
          <table:table-cell office:value-type="float" office:value="5465405" calcext:value-type="float">
            <text:p>5.47E+06</text:p>
          </table:table-cell>
          <table:table-cell table:formula="of:=[.A195]/1000" office:value-type="float" office:value="5465.405" calcext:value-type="float">
            <text:p>5465.405</text:p>
          </table:table-cell>
          <table:table-cell/>
        </table:table-row>
        <table:table-row table:style-name="ro1">
          <table:table-cell office:value-type="float" office:value="5463206" calcext:value-type="float">
            <text:p>5.46E+06</text:p>
          </table:table-cell>
          <table:table-cell table:formula="of:=[.A196]/1000" office:value-type="float" office:value="5463.206" calcext:value-type="float">
            <text:p>5463.206</text:p>
          </table:table-cell>
          <table:table-cell/>
        </table:table-row>
        <table:table-row table:style-name="ro1">
          <table:table-cell office:value-type="float" office:value="5462044" calcext:value-type="float">
            <text:p>5.46E+06</text:p>
          </table:table-cell>
          <table:table-cell table:formula="of:=[.A197]/1000" office:value-type="float" office:value="5462.044" calcext:value-type="float">
            <text:p>5462.044</text:p>
          </table:table-cell>
          <table:table-cell/>
        </table:table-row>
        <table:table-row table:style-name="ro1">
          <table:table-cell office:value-type="float" office:value="5464126" calcext:value-type="float">
            <text:p>5.46E+06</text:p>
          </table:table-cell>
          <table:table-cell table:formula="of:=[.A198]/1000" office:value-type="float" office:value="5464.126" calcext:value-type="float">
            <text:p>5464.126</text:p>
          </table:table-cell>
          <table:table-cell/>
        </table:table-row>
        <table:table-row table:style-name="ro1">
          <table:table-cell office:value-type="float" office:value="5461568" calcext:value-type="float">
            <text:p>5.46E+06</text:p>
          </table:table-cell>
          <table:table-cell table:formula="of:=[.A199]/1000" office:value-type="float" office:value="5461.568" calcext:value-type="float">
            <text:p>5461.568</text:p>
          </table:table-cell>
          <table:table-cell/>
        </table:table-row>
        <table:table-row table:style-name="ro1">
          <table:table-cell office:value-type="float" office:value="5466461" calcext:value-type="float">
            <text:p>5.47E+06</text:p>
          </table:table-cell>
          <table:table-cell table:formula="of:=[.A200]/1000" office:value-type="float" office:value="5466.461" calcext:value-type="float">
            <text:p>5466.461</text:p>
          </table:table-cell>
          <table:table-cell/>
        </table:table-row>
        <table:table-row table:style-name="ro1">
          <table:table-cell office:value-type="float" office:value="5463310" calcext:value-type="float">
            <text:p>5.46E+06</text:p>
          </table:table-cell>
          <table:table-cell table:formula="of:=[.A201]/1000" office:value-type="float" office:value="5463.31" calcext:value-type="float">
            <text:p>5463.31</text:p>
          </table:table-cell>
          <table:table-cell/>
        </table:table-row>
        <table:table-row table:style-name="ro1">
          <table:table-cell office:value-type="float" office:value="5460872" calcext:value-type="float">
            <text:p>5.46E+06</text:p>
          </table:table-cell>
          <table:table-cell table:formula="of:=[.A202]/1000" office:value-type="float" office:value="5460.872" calcext:value-type="float">
            <text:p>5460.872</text:p>
          </table:table-cell>
          <table:table-cell/>
        </table:table-row>
        <table:table-row table:style-name="ro1">
          <table:table-cell office:value-type="float" office:value="5462906" calcext:value-type="float">
            <text:p>5.46E+06</text:p>
          </table:table-cell>
          <table:table-cell table:formula="of:=[.A203]/1000" office:value-type="float" office:value="5462.906" calcext:value-type="float">
            <text:p>5462.906</text:p>
          </table:table-cell>
          <table:table-cell/>
        </table:table-row>
        <table:table-row table:style-name="ro1">
          <table:table-cell office:value-type="float" office:value="5460828" calcext:value-type="float">
            <text:p>5.46E+06</text:p>
          </table:table-cell>
          <table:table-cell table:formula="of:=[.A204]/1000" office:value-type="float" office:value="5460.828" calcext:value-type="float">
            <text:p>5460.828</text:p>
          </table:table-cell>
          <table:table-cell/>
        </table:table-row>
        <table:table-row table:style-name="ro1">
          <table:table-cell office:value-type="float" office:value="5466100" calcext:value-type="float">
            <text:p>5.47E+06</text:p>
          </table:table-cell>
          <table:table-cell table:formula="of:=[.A205]/1000" office:value-type="float" office:value="5466.1" calcext:value-type="float">
            <text:p>5466.1</text:p>
          </table:table-cell>
          <table:table-cell/>
        </table:table-row>
        <table:table-row table:style-name="ro1">
          <table:table-cell office:value-type="float" office:value="5468340" calcext:value-type="float">
            <text:p>5.47E+06</text:p>
          </table:table-cell>
          <table:table-cell table:formula="of:=[.A206]/1000" office:value-type="float" office:value="5468.34" calcext:value-type="float">
            <text:p>5468.34</text:p>
          </table:table-cell>
          <table:table-cell/>
        </table:table-row>
        <table:table-row table:style-name="ro1">
          <table:table-cell office:value-type="float" office:value="5460282" calcext:value-type="float">
            <text:p>5.46E+06</text:p>
          </table:table-cell>
          <table:table-cell table:formula="of:=[.A207]/1000" office:value-type="float" office:value="5460.282" calcext:value-type="float">
            <text:p>5460.282</text:p>
          </table:table-cell>
          <table:table-cell/>
        </table:table-row>
        <table:table-row table:style-name="ro1">
          <table:table-cell office:value-type="float" office:value="5469049" calcext:value-type="float">
            <text:p>5.47E+06</text:p>
          </table:table-cell>
          <table:table-cell table:formula="of:=[.A208]/1000" office:value-type="float" office:value="5469.049" calcext:value-type="float">
            <text:p>5469.049</text:p>
          </table:table-cell>
          <table:table-cell/>
        </table:table-row>
        <table:table-row table:style-name="ro1">
          <table:table-cell office:value-type="float" office:value="5465538" calcext:value-type="float">
            <text:p>5.47E+06</text:p>
          </table:table-cell>
          <table:table-cell table:formula="of:=[.A209]/1000" office:value-type="float" office:value="5465.538" calcext:value-type="float">
            <text:p>5465.538</text:p>
          </table:table-cell>
          <table:table-cell/>
        </table:table-row>
        <table:table-row table:style-name="ro1">
          <table:table-cell office:value-type="float" office:value="5463913" calcext:value-type="float">
            <text:p>5.46E+06</text:p>
          </table:table-cell>
          <table:table-cell table:formula="of:=[.A210]/1000" office:value-type="float" office:value="5463.913" calcext:value-type="float">
            <text:p>5463.913</text:p>
          </table:table-cell>
          <table:table-cell/>
        </table:table-row>
        <table:table-row table:style-name="ro1">
          <table:table-cell office:value-type="float" office:value="5464020" calcext:value-type="float">
            <text:p>5.46E+06</text:p>
          </table:table-cell>
          <table:table-cell table:formula="of:=[.A211]/1000" office:value-type="float" office:value="5464.02" calcext:value-type="float">
            <text:p>5464.02</text:p>
          </table:table-cell>
          <table:table-cell/>
        </table:table-row>
        <table:table-row table:style-name="ro1">
          <table:table-cell office:value-type="float" office:value="5467648" calcext:value-type="float">
            <text:p>5.47E+06</text:p>
          </table:table-cell>
          <table:table-cell table:formula="of:=[.A212]/1000" office:value-type="float" office:value="5467.648" calcext:value-type="float">
            <text:p>5467.648</text:p>
          </table:table-cell>
          <table:table-cell/>
        </table:table-row>
        <table:table-row table:style-name="ro1">
          <table:table-cell office:value-type="float" office:value="5463521" calcext:value-type="float">
            <text:p>5.46E+06</text:p>
          </table:table-cell>
          <table:table-cell table:formula="of:=[.A213]/1000" office:value-type="float" office:value="5463.521" calcext:value-type="float">
            <text:p>5463.521</text:p>
          </table:table-cell>
          <table:table-cell/>
        </table:table-row>
        <table:table-row table:style-name="ro1">
          <table:table-cell office:value-type="float" office:value="5463339" calcext:value-type="float">
            <text:p>5.46E+06</text:p>
          </table:table-cell>
          <table:table-cell table:formula="of:=[.A214]/1000" office:value-type="float" office:value="5463.339" calcext:value-type="float">
            <text:p>5463.339</text:p>
          </table:table-cell>
          <table:table-cell/>
        </table:table-row>
        <table:table-row table:style-name="ro1">
          <table:table-cell office:value-type="float" office:value="5464855" calcext:value-type="float">
            <text:p>5.46E+06</text:p>
          </table:table-cell>
          <table:table-cell table:formula="of:=[.A215]/1000" office:value-type="float" office:value="5464.855" calcext:value-type="float">
            <text:p>5464.855</text:p>
          </table:table-cell>
          <table:table-cell/>
        </table:table-row>
        <table:table-row table:style-name="ro1">
          <table:table-cell office:value-type="float" office:value="5468551" calcext:value-type="float">
            <text:p>5.47E+06</text:p>
          </table:table-cell>
          <table:table-cell table:formula="of:=[.A216]/1000" office:value-type="float" office:value="5468.551" calcext:value-type="float">
            <text:p>5468.551</text:p>
          </table:table-cell>
          <table:table-cell/>
        </table:table-row>
        <table:table-row table:style-name="ro1">
          <table:table-cell office:value-type="float" office:value="5464585" calcext:value-type="float">
            <text:p>5.46E+06</text:p>
          </table:table-cell>
          <table:table-cell table:formula="of:=[.A217]/1000" office:value-type="float" office:value="5464.585" calcext:value-type="float">
            <text:p>5464.585</text:p>
          </table:table-cell>
          <table:table-cell/>
        </table:table-row>
        <table:table-row table:style-name="ro1">
          <table:table-cell office:value-type="float" office:value="5460280" calcext:value-type="float">
            <text:p>5.46E+06</text:p>
          </table:table-cell>
          <table:table-cell table:formula="of:=[.A218]/1000" office:value-type="float" office:value="5460.28" calcext:value-type="float">
            <text:p>5460.28</text:p>
          </table:table-cell>
          <table:table-cell/>
        </table:table-row>
        <table:table-row table:style-name="ro1">
          <table:table-cell office:value-type="float" office:value="5465993" calcext:value-type="float">
            <text:p>5.47E+06</text:p>
          </table:table-cell>
          <table:table-cell table:formula="of:=[.A219]/1000" office:value-type="float" office:value="5465.993" calcext:value-type="float">
            <text:p>5465.993</text:p>
          </table:table-cell>
          <table:table-cell/>
        </table:table-row>
        <table:table-row table:style-name="ro1">
          <table:table-cell office:value-type="float" office:value="5461900" calcext:value-type="float">
            <text:p>5.46E+06</text:p>
          </table:table-cell>
          <table:table-cell table:formula="of:=[.A220]/1000" office:value-type="float" office:value="5461.9" calcext:value-type="float">
            <text:p>5461.9</text:p>
          </table:table-cell>
          <table:table-cell/>
        </table:table-row>
        <table:table-row table:style-name="ro1">
          <table:table-cell office:value-type="float" office:value="5457807" calcext:value-type="float">
            <text:p>5.46E+06</text:p>
          </table:table-cell>
          <table:table-cell table:formula="of:=[.A221]/1000" office:value-type="float" office:value="5457.807" calcext:value-type="float">
            <text:p>5457.807</text:p>
          </table:table-cell>
          <table:table-cell/>
        </table:table-row>
        <table:table-row table:style-name="ro1">
          <table:table-cell office:value-type="float" office:value="5461734" calcext:value-type="float">
            <text:p>5.46E+06</text:p>
          </table:table-cell>
          <table:table-cell table:formula="of:=[.A222]/1000" office:value-type="float" office:value="5461.734" calcext:value-type="float">
            <text:p>5461.734</text:p>
          </table:table-cell>
          <table:table-cell/>
        </table:table-row>
        <table:table-row table:style-name="ro1">
          <table:table-cell office:value-type="float" office:value="5459791" calcext:value-type="float">
            <text:p>5.46E+06</text:p>
          </table:table-cell>
          <table:table-cell table:formula="of:=[.A223]/1000" office:value-type="float" office:value="5459.791" calcext:value-type="float">
            <text:p>5459.791</text:p>
          </table:table-cell>
          <table:table-cell/>
        </table:table-row>
        <table:table-row table:style-name="ro1">
          <table:table-cell office:value-type="float" office:value="5466005" calcext:value-type="float">
            <text:p>5.47E+06</text:p>
          </table:table-cell>
          <table:table-cell table:formula="of:=[.A224]/1000" office:value-type="float" office:value="5466.005" calcext:value-type="float">
            <text:p>5466.005</text:p>
          </table:table-cell>
          <table:table-cell/>
        </table:table-row>
        <table:table-row table:style-name="ro1">
          <table:table-cell office:value-type="float" office:value="5465720" calcext:value-type="float">
            <text:p>5.47E+06</text:p>
          </table:table-cell>
          <table:table-cell table:formula="of:=[.A225]/1000" office:value-type="float" office:value="5465.72" calcext:value-type="float">
            <text:p>5465.72</text:p>
          </table:table-cell>
          <table:table-cell/>
        </table:table-row>
        <table:table-row table:style-name="ro1">
          <table:table-cell office:value-type="float" office:value="5458419" calcext:value-type="float">
            <text:p>5.46E+06</text:p>
          </table:table-cell>
          <table:table-cell table:formula="of:=[.A226]/1000" office:value-type="float" office:value="5458.419" calcext:value-type="float">
            <text:p>5458.419</text:p>
          </table:table-cell>
          <table:table-cell/>
        </table:table-row>
        <table:table-row table:style-name="ro1">
          <table:table-cell office:value-type="float" office:value="5464745" calcext:value-type="float">
            <text:p>5.46E+06</text:p>
          </table:table-cell>
          <table:table-cell table:formula="of:=[.A227]/1000" office:value-type="float" office:value="5464.745" calcext:value-type="float">
            <text:p>5464.745</text:p>
          </table:table-cell>
          <table:table-cell/>
        </table:table-row>
        <table:table-row table:style-name="ro1">
          <table:table-cell office:value-type="float" office:value="5456631" calcext:value-type="float">
            <text:p>5.46E+06</text:p>
          </table:table-cell>
          <table:table-cell table:formula="of:=[.A228]/1000" office:value-type="float" office:value="5456.631" calcext:value-type="float">
            <text:p>5456.631</text:p>
          </table:table-cell>
          <table:table-cell/>
        </table:table-row>
        <table:table-row table:style-name="ro1">
          <table:table-cell office:value-type="float" office:value="5463451" calcext:value-type="float">
            <text:p>5.46E+06</text:p>
          </table:table-cell>
          <table:table-cell table:formula="of:=[.A229]/1000" office:value-type="float" office:value="5463.451" calcext:value-type="float">
            <text:p>5463.451</text:p>
          </table:table-cell>
          <table:table-cell/>
        </table:table-row>
        <table:table-row table:style-name="ro1">
          <table:table-cell office:value-type="float" office:value="5465345" calcext:value-type="float">
            <text:p>5.47E+06</text:p>
          </table:table-cell>
          <table:table-cell table:formula="of:=[.A230]/1000" office:value-type="float" office:value="5465.345" calcext:value-type="float">
            <text:p>5465.345</text:p>
          </table:table-cell>
          <table:table-cell/>
        </table:table-row>
        <table:table-row table:style-name="ro1">
          <table:table-cell office:value-type="float" office:value="5468489" calcext:value-type="float">
            <text:p>5.47E+06</text:p>
          </table:table-cell>
          <table:table-cell table:formula="of:=[.A231]/1000" office:value-type="float" office:value="5468.489" calcext:value-type="float">
            <text:p>5468.489</text:p>
          </table:table-cell>
          <table:table-cell/>
        </table:table-row>
        <table:table-row table:style-name="ro1">
          <table:table-cell office:value-type="float" office:value="5462768" calcext:value-type="float">
            <text:p>5.46E+06</text:p>
          </table:table-cell>
          <table:table-cell table:formula="of:=[.A232]/1000" office:value-type="float" office:value="5462.768" calcext:value-type="float">
            <text:p>5462.768</text:p>
          </table:table-cell>
          <table:table-cell/>
        </table:table-row>
        <table:table-row table:style-name="ro1">
          <table:table-cell office:value-type="float" office:value="5464164" calcext:value-type="float">
            <text:p>5.46E+06</text:p>
          </table:table-cell>
          <table:table-cell table:formula="of:=[.A233]/1000" office:value-type="float" office:value="5464.164" calcext:value-type="float">
            <text:p>5464.164</text:p>
          </table:table-cell>
          <table:table-cell/>
        </table:table-row>
        <table:table-row table:style-name="ro1">
          <table:table-cell office:value-type="float" office:value="5465850" calcext:value-type="float">
            <text:p>5.47E+06</text:p>
          </table:table-cell>
          <table:table-cell table:formula="of:=[.A234]/1000" office:value-type="float" office:value="5465.85" calcext:value-type="float">
            <text:p>5465.85</text:p>
          </table:table-cell>
          <table:table-cell/>
        </table:table-row>
        <table:table-row table:style-name="ro1">
          <table:table-cell office:value-type="float" office:value="5462977" calcext:value-type="float">
            <text:p>5.46E+06</text:p>
          </table:table-cell>
          <table:table-cell table:formula="of:=[.A235]/1000" office:value-type="float" office:value="5462.977" calcext:value-type="float">
            <text:p>5462.977</text:p>
          </table:table-cell>
          <table:table-cell/>
        </table:table-row>
        <table:table-row table:style-name="ro1">
          <table:table-cell office:value-type="float" office:value="5458779" calcext:value-type="float">
            <text:p>5.46E+06</text:p>
          </table:table-cell>
          <table:table-cell table:formula="of:=[.A236]/1000" office:value-type="float" office:value="5458.779" calcext:value-type="float">
            <text:p>5458.779</text:p>
          </table:table-cell>
          <table:table-cell/>
        </table:table-row>
        <table:table-row table:style-name="ro1">
          <table:table-cell office:value-type="float" office:value="5460308" calcext:value-type="float">
            <text:p>5.46E+06</text:p>
          </table:table-cell>
          <table:table-cell table:formula="of:=[.A237]/1000" office:value-type="float" office:value="5460.308" calcext:value-type="float">
            <text:p>5460.308</text:p>
          </table:table-cell>
          <table:table-cell/>
        </table:table-row>
        <table:table-row table:style-name="ro1">
          <table:table-cell office:value-type="float" office:value="5465458" calcext:value-type="float">
            <text:p>5.47E+06</text:p>
          </table:table-cell>
          <table:table-cell table:formula="of:=[.A238]/1000" office:value-type="float" office:value="5465.458" calcext:value-type="float">
            <text:p>5465.458</text:p>
          </table:table-cell>
          <table:table-cell/>
        </table:table-row>
        <table:table-row table:style-name="ro1">
          <table:table-cell office:value-type="float" office:value="5462798" calcext:value-type="float">
            <text:p>5.46E+06</text:p>
          </table:table-cell>
          <table:table-cell table:formula="of:=[.A239]/1000" office:value-type="float" office:value="5462.798" calcext:value-type="float">
            <text:p>5462.798</text:p>
          </table:table-cell>
          <table:table-cell/>
        </table:table-row>
        <table:table-row table:style-name="ro1">
          <table:table-cell office:value-type="float" office:value="5462505" calcext:value-type="float">
            <text:p>5.46E+06</text:p>
          </table:table-cell>
          <table:table-cell table:formula="of:=[.A240]/1000" office:value-type="float" office:value="5462.505" calcext:value-type="float">
            <text:p>5462.505</text:p>
          </table:table-cell>
          <table:table-cell/>
        </table:table-row>
        <table:table-row table:style-name="ro1">
          <table:table-cell office:value-type="float" office:value="5458390" calcext:value-type="float">
            <text:p>5.46E+06</text:p>
          </table:table-cell>
          <table:table-cell table:formula="of:=[.A241]/1000" office:value-type="float" office:value="5458.39" calcext:value-type="float">
            <text:p>5458.39</text:p>
          </table:table-cell>
          <table:table-cell/>
        </table:table-row>
        <table:table-row table:style-name="ro1">
          <table:table-cell office:value-type="float" office:value="5459763" calcext:value-type="float">
            <text:p>5.46E+06</text:p>
          </table:table-cell>
          <table:table-cell table:formula="of:=[.A242]/1000" office:value-type="float" office:value="5459.763" calcext:value-type="float">
            <text:p>5459.763</text:p>
          </table:table-cell>
          <table:table-cell/>
        </table:table-row>
        <table:table-row table:style-name="ro1">
          <table:table-cell office:value-type="float" office:value="5465997" calcext:value-type="float">
            <text:p>5.47E+06</text:p>
          </table:table-cell>
          <table:table-cell table:formula="of:=[.A243]/1000" office:value-type="float" office:value="5465.997" calcext:value-type="float">
            <text:p>5465.997</text:p>
          </table:table-cell>
          <table:table-cell/>
        </table:table-row>
        <table:table-row table:style-name="ro1">
          <table:table-cell office:value-type="float" office:value="5459729" calcext:value-type="float">
            <text:p>5.46E+06</text:p>
          </table:table-cell>
          <table:table-cell table:formula="of:=[.A244]/1000" office:value-type="float" office:value="5459.729" calcext:value-type="float">
            <text:p>5459.729</text:p>
          </table:table-cell>
          <table:table-cell/>
        </table:table-row>
        <table:table-row table:style-name="ro1">
          <table:table-cell office:value-type="float" office:value="5461287" calcext:value-type="float">
            <text:p>5.46E+06</text:p>
          </table:table-cell>
          <table:table-cell table:formula="of:=[.A245]/1000" office:value-type="float" office:value="5461.287" calcext:value-type="float">
            <text:p>5461.287</text:p>
          </table:table-cell>
          <table:table-cell/>
        </table:table-row>
        <table:table-row table:style-name="ro1">
          <table:table-cell office:value-type="float" office:value="5464199" calcext:value-type="float">
            <text:p>5.46E+06</text:p>
          </table:table-cell>
          <table:table-cell table:formula="of:=[.A246]/1000" office:value-type="float" office:value="5464.199" calcext:value-type="float">
            <text:p>5464.199</text:p>
          </table:table-cell>
          <table:table-cell/>
        </table:table-row>
        <table:table-row table:style-name="ro1">
          <table:table-cell office:value-type="float" office:value="5462359" calcext:value-type="float">
            <text:p>5.46E+06</text:p>
          </table:table-cell>
          <table:table-cell table:formula="of:=[.A247]/1000" office:value-type="float" office:value="5462.359" calcext:value-type="float">
            <text:p>5462.359</text:p>
          </table:table-cell>
          <table:table-cell/>
        </table:table-row>
        <table:table-row table:style-name="ro1">
          <table:table-cell office:value-type="float" office:value="5465226" calcext:value-type="float">
            <text:p>5.47E+06</text:p>
          </table:table-cell>
          <table:table-cell table:formula="of:=[.A248]/1000" office:value-type="float" office:value="5465.226" calcext:value-type="float">
            <text:p>5465.226</text:p>
          </table:table-cell>
          <table:table-cell/>
        </table:table-row>
        <table:table-row table:style-name="ro1">
          <table:table-cell office:value-type="float" office:value="5458208" calcext:value-type="float">
            <text:p>5.46E+06</text:p>
          </table:table-cell>
          <table:table-cell table:formula="of:=[.A249]/1000" office:value-type="float" office:value="5458.208" calcext:value-type="float">
            <text:p>5458.208</text:p>
          </table:table-cell>
          <table:table-cell/>
        </table:table-row>
        <table:table-row table:style-name="ro1">
          <table:table-cell office:value-type="float" office:value="5462892" calcext:value-type="float">
            <text:p>5.46E+06</text:p>
          </table:table-cell>
          <table:table-cell table:formula="of:=[.A250]/1000" office:value-type="float" office:value="5462.892" calcext:value-type="float">
            <text:p>5462.892</text:p>
          </table:table-cell>
          <table:table-cell/>
        </table:table-row>
        <table:table-row table:style-name="ro1">
          <table:table-cell office:value-type="float" office:value="5464001" calcext:value-type="float">
            <text:p>5.46E+06</text:p>
          </table:table-cell>
          <table:table-cell table:formula="of:=[.A251]/1000" office:value-type="float" office:value="5464.001" calcext:value-type="float">
            <text:p>5464.001</text:p>
          </table:table-cell>
          <table:table-cell/>
        </table:table-row>
        <table:table-row table:style-name="ro1">
          <table:table-cell office:value-type="float" office:value="5462075" calcext:value-type="float">
            <text:p>5.46E+06</text:p>
          </table:table-cell>
          <table:table-cell table:formula="of:=[.A252]/1000" office:value-type="float" office:value="5462.075" calcext:value-type="float">
            <text:p>5462.075</text:p>
          </table:table-cell>
          <table:table-cell/>
        </table:table-row>
        <table:table-row table:style-name="ro1">
          <table:table-cell office:value-type="float" office:value="5460647" calcext:value-type="float">
            <text:p>5.46E+06</text:p>
          </table:table-cell>
          <table:table-cell table:formula="of:=[.A253]/1000" office:value-type="float" office:value="5460.647" calcext:value-type="float">
            <text:p>5460.647</text:p>
          </table:table-cell>
          <table:table-cell/>
        </table:table-row>
        <table:table-row table:style-name="ro1">
          <table:table-cell office:value-type="float" office:value="5459529" calcext:value-type="float">
            <text:p>5.46E+06</text:p>
          </table:table-cell>
          <table:table-cell table:formula="of:=[.A254]/1000" office:value-type="float" office:value="5459.529" calcext:value-type="float">
            <text:p>5459.529</text:p>
          </table:table-cell>
          <table:table-cell/>
        </table:table-row>
        <table:table-row table:style-name="ro1">
          <table:table-cell office:value-type="float" office:value="5459641" calcext:value-type="float">
            <text:p>5.46E+06</text:p>
          </table:table-cell>
          <table:table-cell table:formula="of:=[.A255]/1000" office:value-type="float" office:value="5459.641" calcext:value-type="float">
            <text:p>5459.641</text:p>
          </table:table-cell>
          <table:table-cell/>
        </table:table-row>
        <table:table-row table:style-name="ro1">
          <table:table-cell office:value-type="float" office:value="5463071" calcext:value-type="float">
            <text:p>5.46E+06</text:p>
          </table:table-cell>
          <table:table-cell table:formula="of:=[.A256]/1000" office:value-type="float" office:value="5463.071" calcext:value-type="float">
            <text:p>5463.071</text:p>
          </table:table-cell>
          <table:table-cell/>
        </table:table-row>
        <table:table-row table:style-name="ro1">
          <table:table-cell office:value-type="float" office:value="5467907" calcext:value-type="float">
            <text:p>5.47E+06</text:p>
          </table:table-cell>
          <table:table-cell table:formula="of:=[.A257]/1000" office:value-type="float" office:value="5467.907" calcext:value-type="float">
            <text:p>5467.907</text:p>
          </table:table-cell>
          <table:table-cell/>
        </table:table-row>
        <table:table-row table:style-name="ro1">
          <table:table-cell office:value-type="float" office:value="5466359" calcext:value-type="float">
            <text:p>5.47E+06</text:p>
          </table:table-cell>
          <table:table-cell table:formula="of:=[.A258]/1000" office:value-type="float" office:value="5466.359" calcext:value-type="float">
            <text:p>5466.359</text:p>
          </table:table-cell>
          <table:table-cell/>
        </table:table-row>
        <table:table-row table:style-name="ro1">
          <table:table-cell office:value-type="float" office:value="5461774" calcext:value-type="float">
            <text:p>5.46E+06</text:p>
          </table:table-cell>
          <table:table-cell table:formula="of:=[.A259]/1000" office:value-type="float" office:value="5461.774" calcext:value-type="float">
            <text:p>5461.774</text:p>
          </table:table-cell>
          <table:table-cell/>
        </table:table-row>
        <table:table-row table:style-name="ro1">
          <table:table-cell office:value-type="float" office:value="5465514" calcext:value-type="float">
            <text:p>5.47E+06</text:p>
          </table:table-cell>
          <table:table-cell table:formula="of:=[.A260]/1000" office:value-type="float" office:value="5465.514" calcext:value-type="float">
            <text:p>5465.514</text:p>
          </table:table-cell>
          <table:table-cell/>
        </table:table-row>
        <table:table-row table:style-name="ro1">
          <table:table-cell office:value-type="float" office:value="5462711" calcext:value-type="float">
            <text:p>5.46E+06</text:p>
          </table:table-cell>
          <table:table-cell table:formula="of:=[.A261]/1000" office:value-type="float" office:value="5462.711" calcext:value-type="float">
            <text:p>5462.711</text:p>
          </table:table-cell>
          <table:table-cell/>
        </table:table-row>
        <table:table-row table:style-name="ro1">
          <table:table-cell office:value-type="float" office:value="5463702" calcext:value-type="float">
            <text:p>5.46E+06</text:p>
          </table:table-cell>
          <table:table-cell table:formula="of:=[.A262]/1000" office:value-type="float" office:value="5463.702" calcext:value-type="float">
            <text:p>5463.702</text:p>
          </table:table-cell>
          <table:table-cell/>
        </table:table-row>
        <table:table-row table:style-name="ro1">
          <table:table-cell office:value-type="float" office:value="5462831" calcext:value-type="float">
            <text:p>5.46E+06</text:p>
          </table:table-cell>
          <table:table-cell table:formula="of:=[.A263]/1000" office:value-type="float" office:value="5462.831" calcext:value-type="float">
            <text:p>5462.831</text:p>
          </table:table-cell>
          <table:table-cell/>
        </table:table-row>
        <table:table-row table:style-name="ro1">
          <table:table-cell office:value-type="float" office:value="5465339" calcext:value-type="float">
            <text:p>5.47E+06</text:p>
          </table:table-cell>
          <table:table-cell table:formula="of:=[.A264]/1000" office:value-type="float" office:value="5465.339" calcext:value-type="float">
            <text:p>5465.339</text:p>
          </table:table-cell>
          <table:table-cell/>
        </table:table-row>
        <table:table-row table:style-name="ro1">
          <table:table-cell office:value-type="float" office:value="5461394" calcext:value-type="float">
            <text:p>5.46E+06</text:p>
          </table:table-cell>
          <table:table-cell table:formula="of:=[.A265]/1000" office:value-type="float" office:value="5461.394" calcext:value-type="float">
            <text:p>5461.394</text:p>
          </table:table-cell>
          <table:table-cell/>
        </table:table-row>
        <table:table-row table:style-name="ro1">
          <table:table-cell office:value-type="float" office:value="5467062" calcext:value-type="float">
            <text:p>5.47E+06</text:p>
          </table:table-cell>
          <table:table-cell table:formula="of:=[.A266]/1000" office:value-type="float" office:value="5467.062" calcext:value-type="float">
            <text:p>5467.062</text:p>
          </table:table-cell>
          <table:table-cell/>
        </table:table-row>
        <table:table-row table:style-name="ro1">
          <table:table-cell office:value-type="float" office:value="5460802" calcext:value-type="float">
            <text:p>5.46E+06</text:p>
          </table:table-cell>
          <table:table-cell table:formula="of:=[.A267]/1000" office:value-type="float" office:value="5460.802" calcext:value-type="float">
            <text:p>5460.802</text:p>
          </table:table-cell>
          <table:table-cell/>
        </table:table-row>
        <table:table-row table:style-name="ro1">
          <table:table-cell office:value-type="float" office:value="5470564" calcext:value-type="float">
            <text:p>5.47E+06</text:p>
          </table:table-cell>
          <table:table-cell table:formula="of:=[.A268]/1000" office:value-type="float" office:value="5470.564" calcext:value-type="float">
            <text:p>5470.564</text:p>
          </table:table-cell>
          <table:table-cell/>
        </table:table-row>
        <table:table-row table:style-name="ro1">
          <table:table-cell office:value-type="float" office:value="5464679" calcext:value-type="float">
            <text:p>5.46E+06</text:p>
          </table:table-cell>
          <table:table-cell table:formula="of:=[.A269]/1000" office:value-type="float" office:value="5464.679" calcext:value-type="float">
            <text:p>5464.679</text:p>
          </table:table-cell>
          <table:table-cell/>
        </table:table-row>
        <table:table-row table:style-name="ro1">
          <table:table-cell office:value-type="float" office:value="5463805" calcext:value-type="float">
            <text:p>5.46E+06</text:p>
          </table:table-cell>
          <table:table-cell table:formula="of:=[.A270]/1000" office:value-type="float" office:value="5463.805" calcext:value-type="float">
            <text:p>5463.805</text:p>
          </table:table-cell>
          <table:table-cell/>
        </table:table-row>
        <table:table-row table:style-name="ro1">
          <table:table-cell office:value-type="float" office:value="5463613" calcext:value-type="float">
            <text:p>5.46E+06</text:p>
          </table:table-cell>
          <table:table-cell table:formula="of:=[.A271]/1000" office:value-type="float" office:value="5463.613" calcext:value-type="float">
            <text:p>5463.613</text:p>
          </table:table-cell>
          <table:table-cell/>
        </table:table-row>
        <table:table-row table:style-name="ro1">
          <table:table-cell office:value-type="float" office:value="5463671" calcext:value-type="float">
            <text:p>5.46E+06</text:p>
          </table:table-cell>
          <table:table-cell table:formula="of:=[.A272]/1000" office:value-type="float" office:value="5463.671" calcext:value-type="float">
            <text:p>5463.671</text:p>
          </table:table-cell>
          <table:table-cell/>
        </table:table-row>
        <table:table-row table:style-name="ro1">
          <table:table-cell office:value-type="float" office:value="5467380" calcext:value-type="float">
            <text:p>5.47E+06</text:p>
          </table:table-cell>
          <table:table-cell table:formula="of:=[.A273]/1000" office:value-type="float" office:value="5467.38" calcext:value-type="float">
            <text:p>5467.38</text:p>
          </table:table-cell>
          <table:table-cell/>
        </table:table-row>
        <table:table-row table:style-name="ro1">
          <table:table-cell office:value-type="float" office:value="5464095" calcext:value-type="float">
            <text:p>5.46E+06</text:p>
          </table:table-cell>
          <table:table-cell table:formula="of:=[.A274]/1000" office:value-type="float" office:value="5464.095" calcext:value-type="float">
            <text:p>5464.095</text:p>
          </table:table-cell>
          <table:table-cell/>
        </table:table-row>
        <table:table-row table:style-name="ro1">
          <table:table-cell office:value-type="float" office:value="5469284" calcext:value-type="float">
            <text:p>5.47E+06</text:p>
          </table:table-cell>
          <table:table-cell table:formula="of:=[.A275]/1000" office:value-type="float" office:value="5469.284" calcext:value-type="float">
            <text:p>5469.284</text:p>
          </table:table-cell>
          <table:table-cell/>
        </table:table-row>
        <table:table-row table:style-name="ro1">
          <table:table-cell office:value-type="float" office:value="5461861" calcext:value-type="float">
            <text:p>5.46E+06</text:p>
          </table:table-cell>
          <table:table-cell table:formula="of:=[.A276]/1000" office:value-type="float" office:value="5461.861" calcext:value-type="float">
            <text:p>5461.861</text:p>
          </table:table-cell>
          <table:table-cell/>
        </table:table-row>
        <table:table-row table:style-name="ro1">
          <table:table-cell office:value-type="float" office:value="5468183" calcext:value-type="float">
            <text:p>5.47E+06</text:p>
          </table:table-cell>
          <table:table-cell table:formula="of:=[.A277]/1000" office:value-type="float" office:value="5468.183" calcext:value-type="float">
            <text:p>5468.183</text:p>
          </table:table-cell>
          <table:table-cell/>
        </table:table-row>
        <table:table-row table:style-name="ro1">
          <table:table-cell office:value-type="float" office:value="5465744" calcext:value-type="float">
            <text:p>5.47E+06</text:p>
          </table:table-cell>
          <table:table-cell table:formula="of:=[.A278]/1000" office:value-type="float" office:value="5465.744" calcext:value-type="float">
            <text:p>5465.744</text:p>
          </table:table-cell>
          <table:table-cell/>
        </table:table-row>
        <table:table-row table:style-name="ro1">
          <table:table-cell office:value-type="float" office:value="5465253" calcext:value-type="float">
            <text:p>5.47E+06</text:p>
          </table:table-cell>
          <table:table-cell table:formula="of:=[.A279]/1000" office:value-type="float" office:value="5465.253" calcext:value-type="float">
            <text:p>5465.253</text:p>
          </table:table-cell>
          <table:table-cell/>
        </table:table-row>
        <table:table-row table:style-name="ro1">
          <table:table-cell office:value-type="float" office:value="5455959" calcext:value-type="float">
            <text:p>5.46E+06</text:p>
          </table:table-cell>
          <table:table-cell table:formula="of:=[.A280]/1000" office:value-type="float" office:value="5455.959" calcext:value-type="float">
            <text:p>5455.959</text:p>
          </table:table-cell>
          <table:table-cell/>
        </table:table-row>
        <table:table-row table:style-name="ro1">
          <table:table-cell office:value-type="float" office:value="5462326" calcext:value-type="float">
            <text:p>5.46E+06</text:p>
          </table:table-cell>
          <table:table-cell table:formula="of:=[.A281]/1000" office:value-type="float" office:value="5462.326" calcext:value-type="float">
            <text:p>5462.326</text:p>
          </table:table-cell>
          <table:table-cell/>
        </table:table-row>
        <table:table-row table:style-name="ro1">
          <table:table-cell office:value-type="float" office:value="5465548" calcext:value-type="float">
            <text:p>5.47E+06</text:p>
          </table:table-cell>
          <table:table-cell table:formula="of:=[.A282]/1000" office:value-type="float" office:value="5465.548" calcext:value-type="float">
            <text:p>5465.548</text:p>
          </table:table-cell>
          <table:table-cell/>
        </table:table-row>
        <table:table-row table:style-name="ro1">
          <table:table-cell office:value-type="float" office:value="5464610" calcext:value-type="float">
            <text:p>5.46E+06</text:p>
          </table:table-cell>
          <table:table-cell table:formula="of:=[.A283]/1000" office:value-type="float" office:value="5464.61" calcext:value-type="float">
            <text:p>5464.61</text:p>
          </table:table-cell>
          <table:table-cell/>
        </table:table-row>
        <table:table-row table:style-name="ro1">
          <table:table-cell office:value-type="float" office:value="5465086" calcext:value-type="float">
            <text:p>5.47E+06</text:p>
          </table:table-cell>
          <table:table-cell table:formula="of:=[.A284]/1000" office:value-type="float" office:value="5465.086" calcext:value-type="float">
            <text:p>5465.086</text:p>
          </table:table-cell>
          <table:table-cell/>
        </table:table-row>
        <table:table-row table:style-name="ro1">
          <table:table-cell office:value-type="float" office:value="5467307" calcext:value-type="float">
            <text:p>5.47E+06</text:p>
          </table:table-cell>
          <table:table-cell table:formula="of:=[.A285]/1000" office:value-type="float" office:value="5467.307" calcext:value-type="float">
            <text:p>5467.307</text:p>
          </table:table-cell>
          <table:table-cell/>
        </table:table-row>
        <table:table-row table:style-name="ro1">
          <table:table-cell office:value-type="float" office:value="5461734" calcext:value-type="float">
            <text:p>5.46E+06</text:p>
          </table:table-cell>
          <table:table-cell table:formula="of:=[.A286]/1000" office:value-type="float" office:value="5461.734" calcext:value-type="float">
            <text:p>5461.734</text:p>
          </table:table-cell>
          <table:table-cell/>
        </table:table-row>
        <table:table-row table:style-name="ro1">
          <table:table-cell office:value-type="float" office:value="5462269" calcext:value-type="float">
            <text:p>5.46E+06</text:p>
          </table:table-cell>
          <table:table-cell table:formula="of:=[.A287]/1000" office:value-type="float" office:value="5462.269" calcext:value-type="float">
            <text:p>5462.269</text:p>
          </table:table-cell>
          <table:table-cell/>
        </table:table-row>
        <table:table-row table:style-name="ro1">
          <table:table-cell office:value-type="float" office:value="5466100" calcext:value-type="float">
            <text:p>5.47E+06</text:p>
          </table:table-cell>
          <table:table-cell table:formula="of:=[.A288]/1000" office:value-type="float" office:value="5466.1" calcext:value-type="float">
            <text:p>5466.1</text:p>
          </table:table-cell>
          <table:table-cell/>
        </table:table-row>
        <table:table-row table:style-name="ro1">
          <table:table-cell office:value-type="float" office:value="5464407" calcext:value-type="float">
            <text:p>5.46E+06</text:p>
          </table:table-cell>
          <table:table-cell table:formula="of:=[.A289]/1000" office:value-type="float" office:value="5464.407" calcext:value-type="float">
            <text:p>5464.407</text:p>
          </table:table-cell>
          <table:table-cell/>
        </table:table-row>
        <table:table-row table:style-name="ro1">
          <table:table-cell office:value-type="float" office:value="5461062" calcext:value-type="float">
            <text:p>5.46E+06</text:p>
          </table:table-cell>
          <table:table-cell table:formula="of:=[.A290]/1000" office:value-type="float" office:value="5461.062" calcext:value-type="float">
            <text:p>5461.062</text:p>
          </table:table-cell>
          <table:table-cell/>
        </table:table-row>
        <table:table-row table:style-name="ro1">
          <table:table-cell office:value-type="float" office:value="5467137" calcext:value-type="float">
            <text:p>5.47E+06</text:p>
          </table:table-cell>
          <table:table-cell table:formula="of:=[.A291]/1000" office:value-type="float" office:value="5467.137" calcext:value-type="float">
            <text:p>5467.137</text:p>
          </table:table-cell>
          <table:table-cell/>
        </table:table-row>
        <table:table-row table:style-name="ro1">
          <table:table-cell office:value-type="float" office:value="5464755" calcext:value-type="float">
            <text:p>5.46E+06</text:p>
          </table:table-cell>
          <table:table-cell table:formula="of:=[.A292]/1000" office:value-type="float" office:value="5464.755" calcext:value-type="float">
            <text:p>5464.755</text:p>
          </table:table-cell>
          <table:table-cell/>
        </table:table-row>
        <table:table-row table:style-name="ro1">
          <table:table-cell office:value-type="float" office:value="5458827" calcext:value-type="float">
            <text:p>5.46E+06</text:p>
          </table:table-cell>
          <table:table-cell table:formula="of:=[.A293]/1000" office:value-type="float" office:value="5458.827" calcext:value-type="float">
            <text:p>5458.827</text:p>
          </table:table-cell>
          <table:table-cell/>
        </table:table-row>
        <table:table-row table:style-name="ro1">
          <table:table-cell office:value-type="float" office:value="5463491" calcext:value-type="float">
            <text:p>5.46E+06</text:p>
          </table:table-cell>
          <table:table-cell table:formula="of:=[.A294]/1000" office:value-type="float" office:value="5463.491" calcext:value-type="float">
            <text:p>5463.491</text:p>
          </table:table-cell>
          <table:table-cell/>
        </table:table-row>
        <table:table-row table:style-name="ro1">
          <table:table-cell office:value-type="float" office:value="5463600" calcext:value-type="float">
            <text:p>5.46E+06</text:p>
          </table:table-cell>
          <table:table-cell table:formula="of:=[.A295]/1000" office:value-type="float" office:value="5463.6" calcext:value-type="float">
            <text:p>5463.6</text:p>
          </table:table-cell>
          <table:table-cell/>
        </table:table-row>
        <table:table-row table:style-name="ro1">
          <table:table-cell office:value-type="float" office:value="5462832" calcext:value-type="float">
            <text:p>5.46E+06</text:p>
          </table:table-cell>
          <table:table-cell table:formula="of:=[.A296]/1000" office:value-type="float" office:value="5462.832" calcext:value-type="float">
            <text:p>5462.832</text:p>
          </table:table-cell>
          <table:table-cell/>
        </table:table-row>
        <table:table-row table:style-name="ro1">
          <table:table-cell office:value-type="float" office:value="5467247" calcext:value-type="float">
            <text:p>5.47E+06</text:p>
          </table:table-cell>
          <table:table-cell table:formula="of:=[.A297]/1000" office:value-type="float" office:value="5467.247" calcext:value-type="float">
            <text:p>5467.247</text:p>
          </table:table-cell>
          <table:table-cell/>
        </table:table-row>
        <table:table-row table:style-name="ro1">
          <table:table-cell office:value-type="float" office:value="5467028" calcext:value-type="float">
            <text:p>5.47E+06</text:p>
          </table:table-cell>
          <table:table-cell table:formula="of:=[.A298]/1000" office:value-type="float" office:value="5467.028" calcext:value-type="float">
            <text:p>5467.028</text:p>
          </table:table-cell>
          <table:table-cell/>
        </table:table-row>
        <table:table-row table:style-name="ro1">
          <table:table-cell office:value-type="float" office:value="5457696" calcext:value-type="float">
            <text:p>5.46E+06</text:p>
          </table:table-cell>
          <table:table-cell table:formula="of:=[.A299]/1000" office:value-type="float" office:value="5457.696" calcext:value-type="float">
            <text:p>5457.696</text:p>
          </table:table-cell>
          <table:table-cell/>
        </table:table-row>
        <table:table-row table:style-name="ro1">
          <table:table-cell office:value-type="float" office:value="5461257" calcext:value-type="float">
            <text:p>5.46E+06</text:p>
          </table:table-cell>
          <table:table-cell table:formula="of:=[.A300]/1000" office:value-type="float" office:value="5461.257" calcext:value-type="float">
            <text:p>5461.257</text:p>
          </table:table-cell>
          <table:table-cell/>
        </table:table-row>
        <table:table-row table:style-name="ro1">
          <table:table-cell office:value-type="float" office:value="5461666" calcext:value-type="float">
            <text:p>5.46E+06</text:p>
          </table:table-cell>
          <table:table-cell table:formula="of:=[.A301]/1000" office:value-type="float" office:value="5461.666" calcext:value-type="float">
            <text:p>5461.666</text:p>
          </table:table-cell>
          <table:table-cell/>
        </table:table-row>
        <table:table-row table:style-name="ro1">
          <table:table-cell office:value-type="float" office:value="5467775" calcext:value-type="float">
            <text:p>5.47E+06</text:p>
          </table:table-cell>
          <table:table-cell table:formula="of:=[.A302]/1000" office:value-type="float" office:value="5467.775" calcext:value-type="float">
            <text:p>5467.775</text:p>
          </table:table-cell>
          <table:table-cell/>
        </table:table-row>
        <table:table-row table:style-name="ro1">
          <table:table-cell office:value-type="float" office:value="5465733" calcext:value-type="float">
            <text:p>5.47E+06</text:p>
          </table:table-cell>
          <table:table-cell table:formula="of:=[.A303]/1000" office:value-type="float" office:value="5465.733" calcext:value-type="float">
            <text:p>5465.733</text:p>
          </table:table-cell>
          <table:table-cell/>
        </table:table-row>
        <table:table-row table:style-name="ro1">
          <table:table-cell office:value-type="float" office:value="5465275" calcext:value-type="float">
            <text:p>5.47E+06</text:p>
          </table:table-cell>
          <table:table-cell table:formula="of:=[.A304]/1000" office:value-type="float" office:value="5465.275" calcext:value-type="float">
            <text:p>5465.275</text:p>
          </table:table-cell>
          <table:table-cell/>
        </table:table-row>
        <table:table-row table:style-name="ro1">
          <table:table-cell office:value-type="float" office:value="5470030" calcext:value-type="float">
            <text:p>5.47E+06</text:p>
          </table:table-cell>
          <table:table-cell table:formula="of:=[.A305]/1000" office:value-type="float" office:value="5470.03" calcext:value-type="float">
            <text:p>5470.03</text:p>
          </table:table-cell>
          <table:table-cell/>
        </table:table-row>
        <table:table-row table:style-name="ro1">
          <table:table-cell office:value-type="float" office:value="5467175" calcext:value-type="float">
            <text:p>5.47E+06</text:p>
          </table:table-cell>
          <table:table-cell table:formula="of:=[.A306]/1000" office:value-type="float" office:value="5467.175" calcext:value-type="float">
            <text:p>5467.175</text:p>
          </table:table-cell>
          <table:table-cell/>
        </table:table-row>
        <table:table-row table:style-name="ro1">
          <table:table-cell office:value-type="float" office:value="5465867" calcext:value-type="float">
            <text:p>5.47E+06</text:p>
          </table:table-cell>
          <table:table-cell table:formula="of:=[.A307]/1000" office:value-type="float" office:value="5465.867" calcext:value-type="float">
            <text:p>5465.867</text:p>
          </table:table-cell>
          <table:table-cell/>
        </table:table-row>
        <table:table-row table:style-name="ro1">
          <table:table-cell office:value-type="float" office:value="5462095" calcext:value-type="float">
            <text:p>5.46E+06</text:p>
          </table:table-cell>
          <table:table-cell table:formula="of:=[.A308]/1000" office:value-type="float" office:value="5462.095" calcext:value-type="float">
            <text:p>5462.095</text:p>
          </table:table-cell>
          <table:table-cell/>
        </table:table-row>
        <table:table-row table:style-name="ro1">
          <table:table-cell office:value-type="float" office:value="5467182" calcext:value-type="float">
            <text:p>5.47E+06</text:p>
          </table:table-cell>
          <table:table-cell table:formula="of:=[.A309]/1000" office:value-type="float" office:value="5467.182" calcext:value-type="float">
            <text:p>5467.182</text:p>
          </table:table-cell>
          <table:table-cell/>
        </table:table-row>
        <table:table-row table:style-name="ro1">
          <table:table-cell office:value-type="float" office:value="5463418" calcext:value-type="float">
            <text:p>5.46E+06</text:p>
          </table:table-cell>
          <table:table-cell table:formula="of:=[.A310]/1000" office:value-type="float" office:value="5463.418" calcext:value-type="float">
            <text:p>5463.418</text:p>
          </table:table-cell>
          <table:table-cell/>
        </table:table-row>
        <table:table-row table:style-name="ro1">
          <table:table-cell office:value-type="float" office:value="5464118" calcext:value-type="float">
            <text:p>5.46E+06</text:p>
          </table:table-cell>
          <table:table-cell table:formula="of:=[.A311]/1000" office:value-type="float" office:value="5464.118" calcext:value-type="float">
            <text:p>5464.118</text:p>
          </table:table-cell>
          <table:table-cell/>
        </table:table-row>
        <table:table-row table:style-name="ro1">
          <table:table-cell office:value-type="float" office:value="5458337" calcext:value-type="float">
            <text:p>5.46E+06</text:p>
          </table:table-cell>
          <table:table-cell table:formula="of:=[.A312]/1000" office:value-type="float" office:value="5458.337" calcext:value-type="float">
            <text:p>5458.337</text:p>
          </table:table-cell>
          <table:table-cell/>
        </table:table-row>
        <table:table-row table:style-name="ro1">
          <table:table-cell office:value-type="float" office:value="5459191" calcext:value-type="float">
            <text:p>5.46E+06</text:p>
          </table:table-cell>
          <table:table-cell table:formula="of:=[.A313]/1000" office:value-type="float" office:value="5459.191" calcext:value-type="float">
            <text:p>5459.191</text:p>
          </table:table-cell>
          <table:table-cell/>
        </table:table-row>
        <table:table-row table:style-name="ro1">
          <table:table-cell office:value-type="float" office:value="5461440" calcext:value-type="float">
            <text:p>5.46E+06</text:p>
          </table:table-cell>
          <table:table-cell table:formula="of:=[.A314]/1000" office:value-type="float" office:value="5461.44" calcext:value-type="float">
            <text:p>5461.44</text:p>
          </table:table-cell>
          <table:table-cell/>
        </table:table-row>
        <table:table-row table:style-name="ro1">
          <table:table-cell office:value-type="float" office:value="5464114" calcext:value-type="float">
            <text:p>5.46E+06</text:p>
          </table:table-cell>
          <table:table-cell table:formula="of:=[.A315]/1000" office:value-type="float" office:value="5464.114" calcext:value-type="float">
            <text:p>5464.114</text:p>
          </table:table-cell>
          <table:table-cell/>
        </table:table-row>
        <table:table-row table:style-name="ro1">
          <table:table-cell office:value-type="float" office:value="5461943" calcext:value-type="float">
            <text:p>5.46E+06</text:p>
          </table:table-cell>
          <table:table-cell table:formula="of:=[.A316]/1000" office:value-type="float" office:value="5461.943" calcext:value-type="float">
            <text:p>5461.943</text:p>
          </table:table-cell>
          <table:table-cell/>
        </table:table-row>
        <table:table-row table:style-name="ro1">
          <table:table-cell office:value-type="float" office:value="5464227" calcext:value-type="float">
            <text:p>5.46E+06</text:p>
          </table:table-cell>
          <table:table-cell table:formula="of:=[.A317]/1000" office:value-type="float" office:value="5464.227" calcext:value-type="float">
            <text:p>5464.227</text:p>
          </table:table-cell>
          <table:table-cell/>
        </table:table-row>
        <table:table-row table:style-name="ro1">
          <table:table-cell office:value-type="float" office:value="5461130" calcext:value-type="float">
            <text:p>5.46E+06</text:p>
          </table:table-cell>
          <table:table-cell table:formula="of:=[.A318]/1000" office:value-type="float" office:value="5461.13" calcext:value-type="float">
            <text:p>5461.13</text:p>
          </table:table-cell>
          <table:table-cell/>
        </table:table-row>
        <table:table-row table:style-name="ro1">
          <table:table-cell office:value-type="float" office:value="5463402" calcext:value-type="float">
            <text:p>5.46E+06</text:p>
          </table:table-cell>
          <table:table-cell table:formula="of:=[.A319]/1000" office:value-type="float" office:value="5463.402" calcext:value-type="float">
            <text:p>5463.402</text:p>
          </table:table-cell>
          <table:table-cell/>
        </table:table-row>
        <table:table-row table:style-name="ro1">
          <table:table-cell office:value-type="float" office:value="5460461" calcext:value-type="float">
            <text:p>5.46E+06</text:p>
          </table:table-cell>
          <table:table-cell table:formula="of:=[.A320]/1000" office:value-type="float" office:value="5460.461" calcext:value-type="float">
            <text:p>5460.461</text:p>
          </table:table-cell>
          <table:table-cell/>
        </table:table-row>
        <table:table-row table:style-name="ro1">
          <table:table-cell office:value-type="float" office:value="5463377" calcext:value-type="float">
            <text:p>5.46E+06</text:p>
          </table:table-cell>
          <table:table-cell table:formula="of:=[.A321]/1000" office:value-type="float" office:value="5463.377" calcext:value-type="float">
            <text:p>5463.377</text:p>
          </table:table-cell>
          <table:table-cell/>
        </table:table-row>
        <table:table-row table:style-name="ro1">
          <table:table-cell office:value-type="float" office:value="5462841" calcext:value-type="float">
            <text:p>5.46E+06</text:p>
          </table:table-cell>
          <table:table-cell table:formula="of:=[.A322]/1000" office:value-type="float" office:value="5462.841" calcext:value-type="float">
            <text:p>5462.841</text:p>
          </table:table-cell>
          <table:table-cell/>
        </table:table-row>
        <table:table-row table:style-name="ro1">
          <table:table-cell office:value-type="float" office:value="5470245" calcext:value-type="float">
            <text:p>5.47E+06</text:p>
          </table:table-cell>
          <table:table-cell table:formula="of:=[.A323]/1000" office:value-type="float" office:value="5470.245" calcext:value-type="float">
            <text:p>5470.245</text:p>
          </table:table-cell>
          <table:table-cell/>
        </table:table-row>
        <table:table-row table:style-name="ro1">
          <table:table-cell office:value-type="float" office:value="5470017" calcext:value-type="float">
            <text:p>5.47E+06</text:p>
          </table:table-cell>
          <table:table-cell table:formula="of:=[.A324]/1000" office:value-type="float" office:value="5470.017" calcext:value-type="float">
            <text:p>5470.017</text:p>
          </table:table-cell>
          <table:table-cell/>
        </table:table-row>
        <table:table-row table:style-name="ro1">
          <table:table-cell office:value-type="float" office:value="5459189" calcext:value-type="float">
            <text:p>5.46E+06</text:p>
          </table:table-cell>
          <table:table-cell table:formula="of:=[.A325]/1000" office:value-type="float" office:value="5459.189" calcext:value-type="float">
            <text:p>5459.189</text:p>
          </table:table-cell>
          <table:table-cell/>
        </table:table-row>
        <table:table-row table:style-name="ro1">
          <table:table-cell office:value-type="float" office:value="5466242" calcext:value-type="float">
            <text:p>5.47E+06</text:p>
          </table:table-cell>
          <table:table-cell table:formula="of:=[.A326]/1000" office:value-type="float" office:value="5466.242" calcext:value-type="float">
            <text:p>5466.242</text:p>
          </table:table-cell>
          <table:table-cell/>
        </table:table-row>
        <table:table-row table:style-name="ro1">
          <table:table-cell office:value-type="float" office:value="5462943" calcext:value-type="float">
            <text:p>5.46E+06</text:p>
          </table:table-cell>
          <table:table-cell table:formula="of:=[.A327]/1000" office:value-type="float" office:value="5462.943" calcext:value-type="float">
            <text:p>5462.943</text:p>
          </table:table-cell>
          <table:table-cell/>
        </table:table-row>
        <table:table-row table:style-name="ro1">
          <table:table-cell office:value-type="float" office:value="5462941" calcext:value-type="float">
            <text:p>5.46E+06</text:p>
          </table:table-cell>
          <table:table-cell table:formula="of:=[.A328]/1000" office:value-type="float" office:value="5462.941" calcext:value-type="float">
            <text:p>5462.941</text:p>
          </table:table-cell>
          <table:table-cell/>
        </table:table-row>
        <table:table-row table:style-name="ro1">
          <table:table-cell table:style-name="Default"/>
          <table:table-cell table:formula="of:=AVERAGE([.B1:.B328])" office:value-type="float" office:value="5463.52489329268" calcext:value-type="float">
            <text:p>5463.52489329268</text:p>
          </table:table-cell>
          <table:table-cell table:formula="of:=5490-[.B329]" office:value-type="float" office:value="26.4751067073203" calcext:value-type="float">
            <text:p>26.4751067073203</text:p>
          </table:table-cell>
        </table:table-row>
        <table:table-row table:style-name="ro1">
          <table:table-cell table:style-name="Default"/>
          <table:table-cell table:formula="of:=STDEV([.B1:.B328])*2*SQRT(2*LN(2))" office:value-type="float" office:value="7.38855896131002" calcext:value-type="float">
            <text:p>7.388558961310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7T16:52:56.363484951</dc:date>
    <meta:editing-duration>PT9M31S</meta:editing-duration>
    <meta:editing-cycles>1</meta:editing-cycles>
    <meta:document-statistic meta:table-count="1" meta:cell-count="659" meta:object-count="0"/>
    <meta:generator>LibreOffice/6.4.7.2$Linux_X86_64 LibreOffice_project/40$Build-2</meta:generator>
  </office:meta>
</office:document-meta>
</file>